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onfigFi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odEnabled</text:p>
          </table:table-cell>
          <table:table-cell/>
          <table:table-cell table:formula="of:=T(IF([.A5]=&quot;bool&quot;; &quot;Int&quot;; PROPER([.A5])))" office:value-type="string" office:string-value="Int" calcext:value-type="string">
            <text:p>Int</text:p>
          </table:table-cell>
          <table:table-cell table:formula="of:=T(IF([.A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]&lt;&gt;&quot;&quot;; &quot;JsonUtil.Set&quot; &amp; [.D5] &amp; &quot;Value(&quot; &amp; [.$B$1] &amp; &quot;, &quot;&quot;&quot; &amp; [.B5] &amp; &quot;&quot;&quot;, &quot; &amp; [.B5] &amp; [.E5] &amp; &quot;)&quot;; &quot;&quot;)" office:value-type="string" office:string-value="JsonUtil.SetIntValue(configFile, &quot;modEnabled&quot;, modEnabled as int)" calcext:value-type="string">
            <text:p>JsonUtil.SetIntValue(configFile, "modEnabled", modEnabled as int)</text:p>
          </table:table-cell>
          <table:table-cell table:formula="of:=IF([.A5]&lt;&gt;&quot;&quot;; [.B5] &amp; &quot; = JsonUtil.Get&quot; &amp; [.D5] &amp; &quot;Value(&quot; &amp; [.$B$1] &amp; &quot;, &quot;&quot;&quot; &amp; [.B5] &amp; &quot;&quot;&quot;)&quot;; &quot;&quot;)" office:value-type="string" office:string-value="modEnabled = JsonUtil.GetIntValue(configFile, &quot;modEnabled&quot;)" calcext:value-type="string">
            <text:p>modEnabled = JsonUtil.GetIntValue(configFile, "modEnabled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NotifFlag</text:p>
          </table:table-cell>
          <table:table-cell/>
          <table:table-cell table:formula="of:=T(IF([.A6]=&quot;bool&quot;; &quot;Int&quot;; PROPER([.A6])))" office:value-type="string" office:string-value="Int" calcext:value-type="string">
            <text:p>Int</text:p>
          </table:table-cell>
          <table:table-cell table:formula="of:=T(IF([.A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]&lt;&gt;&quot;&quot;; &quot;JsonUtil.Set&quot; &amp; [.D6] &amp; &quot;Value(&quot; &amp; [.$B$1] &amp; &quot;, &quot;&quot;&quot; &amp; [.B6] &amp; &quot;&quot;&quot;, &quot; &amp; [.B6] &amp; [.E6] &amp; &quot;)&quot;; &quot;&quot;)" office:value-type="string" office:string-value="JsonUtil.SetIntValue(configFile, &quot;debugNotifFlag&quot;, debugNotifFlag as int)" calcext:value-type="string">
            <text:p>JsonUtil.SetIntValue(configFile, "debugNotifFlag", debugNotifFlag as int)</text:p>
          </table:table-cell>
          <table:table-cell table:formula="of:=IF([.A6]&lt;&gt;&quot;&quot;; [.B6] &amp; &quot; = JsonUtil.Get&quot; &amp; [.D6] &amp; &quot;Value(&quot; &amp; [.$B$1] &amp; &quot;, &quot;&quot;&quot; &amp; [.B6] &amp; &quot;&quot;&quot;)&quot;; &quot;&quot;)" office:value-type="string" office:string-value="debugNotifFlag = JsonUtil.GetIntValue(configFile, &quot;debugNotifFlag&quot;)" calcext:value-type="string">
            <text:p>debugNotifFlag = JsonUtil.GetIntValue(configFile, "debugNotif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LogFlag</text:p>
          </table:table-cell>
          <table:table-cell/>
          <table:table-cell table:formula="of:=T(IF([.A7]=&quot;bool&quot;; &quot;Int&quot;; PROPER([.A7])))" office:value-type="string" office:string-value="Int" calcext:value-type="string">
            <text:p>Int</text:p>
          </table:table-cell>
          <table:table-cell table:formula="of:=T(IF([.A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]&lt;&gt;&quot;&quot;; &quot;JsonUtil.Set&quot; &amp; [.D7] &amp; &quot;Value(&quot; &amp; [.$B$1] &amp; &quot;, &quot;&quot;&quot; &amp; [.B7] &amp; &quot;&quot;&quot;, &quot; &amp; [.B7] &amp; [.E7] &amp; &quot;)&quot;; &quot;&quot;)" office:value-type="string" office:string-value="JsonUtil.SetIntValue(configFile, &quot;debugLogFlag&quot;, debugLogFlag as int)" calcext:value-type="string">
            <text:p>JsonUtil.SetIntValue(configFile, "debugLogFlag", debugLogFlag as int)</text:p>
          </table:table-cell>
          <table:table-cell table:formula="of:=IF([.A7]&lt;&gt;&quot;&quot;; [.B7] &amp; &quot; = JsonUtil.Get&quot; &amp; [.D7] &amp; &quot;Value(&quot; &amp; [.$B$1] &amp; &quot;, &quot;&quot;&quot; &amp; [.B7] &amp; &quot;&quot;&quot;)&quot;; &quot;&quot;)" office:value-type="string" office:string-value="debugLogFlag = JsonUtil.GetIntValue(configFile, &quot;debugLogFlag&quot;)" calcext:value-type="string">
            <text:p>debugLogFlag = JsonUtil.GetIntValue(configFile, "debugLog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registNotifFlag</text:p>
          </table:table-cell>
          <table:table-cell/>
          <table:table-cell table:formula="of:=T(IF([.A8]=&quot;bool&quot;; &quot;Int&quot;; PROPER([.A8])))" office:value-type="string" office:string-value="Int" calcext:value-type="string">
            <text:p>Int</text:p>
          </table:table-cell>
          <table:table-cell table:formula="of:=T(IF([.A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8]&lt;&gt;&quot;&quot;; &quot;JsonUtil.Set&quot; &amp; [.D8] &amp; &quot;Value(&quot; &amp; [.$B$1] &amp; &quot;, &quot;&quot;&quot; &amp; [.B8] &amp; &quot;&quot;&quot;, &quot; &amp; [.B8] &amp; [.E8] &amp; &quot;)&quot;; &quot;&quot;)" office:value-type="string" office:string-value="JsonUtil.SetIntValue(configFile, &quot;registNotifFlag&quot;, registNotifFlag as int)" calcext:value-type="string">
            <text:p>JsonUtil.SetIntValue(configFile, "registNotifFlag", registNotifFlag as int)</text:p>
          </table:table-cell>
          <table:table-cell table:formula="of:=IF([.A8]&lt;&gt;&quot;&quot;; [.B8] &amp; &quot; = JsonUtil.Get&quot; &amp; [.D8] &amp; &quot;Value(&quot; &amp; [.$B$1] &amp; &quot;, &quot;&quot;&quot; &amp; [.B8] &amp; &quot;&quot;&quot;)&quot;; &quot;&quot;)" office:value-type="string" office:string-value="registNotifFlag = JsonUtil.GetIntValue(configFile, &quot;registNotifFlag&quot;)" calcext:value-type="string">
            <text:p>registNotifFlag = JsonUtil.GetIntValue(configFile, "registNotif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knockDownAll</text:p>
          </table:table-cell>
          <table:table-cell/>
          <table:table-cell table:formula="of:=T(IF([.A9]=&quot;bool&quot;; &quot;Int&quot;; PROPER([.A9])))" office:value-type="string" office:string-value="Int" calcext:value-type="string">
            <text:p>Int</text:p>
          </table:table-cell>
          <table:table-cell table:formula="of:=T(IF([.A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9]&lt;&gt;&quot;&quot;; &quot;JsonUtil.Set&quot; &amp; [.D9] &amp; &quot;Value(&quot; &amp; [.$B$1] &amp; &quot;, &quot;&quot;&quot; &amp; [.B9] &amp; &quot;&quot;&quot;, &quot; &amp; [.B9] &amp; [.E9] &amp; &quot;)&quot;; &quot;&quot;)" office:value-type="string" office:string-value="JsonUtil.SetIntValue(configFile, &quot;knockDownAll&quot;, knockDownAll as int)" calcext:value-type="string">
            <text:p>JsonUtil.SetIntValue(configFile, "knockDownAll", knockDownAll as int)</text:p>
          </table:table-cell>
          <table:table-cell table:formula="of:=IF([.A9]&lt;&gt;&quot;&quot;; [.B9] &amp; &quot; = JsonUtil.Get&quot; &amp; [.D9] &amp; &quot;Value(&quot; &amp; [.$B$1] &amp; &quot;, &quot;&quot;&quot; &amp; [.B9] &amp; &quot;&quot;&quot;)&quot;; &quot;&quot;)" office:value-type="string" office:string-value="knockDownAll = JsonUtil.GetIntValue(configFile, &quot;knockDownAll&quot;)" calcext:value-type="string">
            <text:p>knockDownAll = JsonUtil.GetIntValue(configFile, "knockDownAll")</text:p>
          </table:table-cell>
        </table:table-row>
        <table:table-row table:style-name="ro1">
          <table:table-cell table:number-columns-repeated="3"/>
          <table:table-cell table:formula="of:=T(IF([.A10]=&quot;bool&quot;; &quot;Int&quot;; PROPER([.A10])))">
            <text:p/>
          </table:table-cell>
          <table:table-cell table:formula="of:=T(IF([.A10]=&quot;bool&quot;;&quot; as int&quot;;&quot;&quot;))">
            <text:p/>
          </table:table-cell>
          <table:table-cell/>
          <table:table-cell table:formula="of:=IF([.A10]&lt;&gt;&quot;&quot;; &quot;JsonUtil.Set&quot; &amp; [.D10] &amp; &quot;Value(&quot; &amp; [.$B$1] &amp; &quot;, &quot;&quot;&quot; &amp; [.B10] &amp; &quot;&quot;&quot;, &quot; &amp; [.B10] &amp; [.E10] &amp; &quot;)&quot;; &quot;&quot;)">
            <text:p/>
          </table:table-cell>
          <table:table-cell table:formula="of:=IF([.A10]&lt;&gt;&quot;&quot;; [.B10] &amp; &quot; = JsonUtil.Get&quot; &amp; [.D10] &amp; &quot;Value(&quot; &amp; [.$B$1] &amp; &quot;, &quot;&quot;&quot; &amp; [.B10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PlayerRape</text:p>
          </table:table-cell>
          <table:table-cell/>
          <table:table-cell table:formula="of:=T(IF([.A11]=&quot;bool&quot;; &quot;Int&quot;; PROPER([.A11])))" office:value-type="string" office:string-value="Int" calcext:value-type="string">
            <text:p>Int</text:p>
          </table:table-cell>
          <table:table-cell table:formula="of:=T(IF([.A11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1]&lt;&gt;&quot;&quot;; &quot;JsonUtil.Set&quot; &amp; [.D11] &amp; &quot;Value(&quot; &amp; [.$B$1] &amp; &quot;, &quot;&quot;&quot; &amp; [.B11] &amp; &quot;&quot;&quot;, &quot; &amp; [.B11] &amp; [.E11] &amp; &quot;)&quot;; &quot;&quot;)" office:value-type="string" office:string-value="JsonUtil.SetIntValue(configFile, &quot;enablePlayerRape&quot;, enablePlayerRape as int)" calcext:value-type="string">
            <text:p>JsonUtil.SetIntValue(configFile, "enablePlayerRape", enablePlayerRape as int)</text:p>
          </table:table-cell>
          <table:table-cell table:formula="of:=IF([.A11]&lt;&gt;&quot;&quot;; [.B11] &amp; &quot; = JsonUtil.Get&quot; &amp; [.D11] &amp; &quot;Value(&quot; &amp; [.$B$1] &amp; &quot;, &quot;&quot;&quot; &amp; [.B11] &amp; &quot;&quot;&quot;)&quot;; &quot;&quot;)" office:value-type="string" office:string-value="enablePlayerRape = JsonUtil.GetIntValue(configFile, &quot;enablePlayerRape&quot;)" calcext:value-type="string">
            <text:p>enablePlayerRape = JsonUtil.GetIntValue(configFile, "enablePlayerRap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knockDownOnly</text:p>
          </table:table-cell>
          <table:table-cell/>
          <table:table-cell table:formula="of:=T(IF([.A12]=&quot;bool&quot;; &quot;Int&quot;; PROPER([.A12])))" office:value-type="string" office:string-value="Int" calcext:value-type="string">
            <text:p>Int</text:p>
          </table:table-cell>
          <table:table-cell table:formula="of:=T(IF([.A1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2]&lt;&gt;&quot;&quot;; &quot;JsonUtil.Set&quot; &amp; [.D12] &amp; &quot;Value(&quot; &amp; [.$B$1] &amp; &quot;, &quot;&quot;&quot; &amp; [.B12] &amp; &quot;&quot;&quot;, &quot; &amp; [.B12] &amp; [.E12] &amp; &quot;)&quot;; &quot;&quot;)" office:value-type="string" office:string-value="JsonUtil.SetIntValue(configFile, &quot;knockDownOnly&quot;, knockDownOnly as int)" calcext:value-type="string">
            <text:p>JsonUtil.SetIntValue(configFile, "knockDownOnly", knockDownOnly as int)</text:p>
          </table:table-cell>
          <table:table-cell table:formula="of:=IF([.A12]&lt;&gt;&quot;&quot;; [.B12] &amp; &quot; = JsonUtil.Get&quot; &amp; [.D12] &amp; &quot;Value(&quot; &amp; [.$B$1] &amp; &quot;, &quot;&quot;&quot; &amp; [.B12] &amp; &quot;&quot;&quot;)&quot;; &quot;&quot;)" office:value-type="string" office:string-value="knockDownOnly = JsonUtil.GetIntValue(configFile, &quot;knockDownOnly&quot;)" calcext:value-type="string">
            <text:p>knockDownOnly = JsonUtil.GetIntValue(configFile, "knockDownOnly")</text:p>
          </table:table-cell>
        </table:table-row>
        <table:table-row table:style-name="ro1">
          <table:table-cell table:number-columns-repeated="3"/>
          <table:table-cell table:formula="of:=T(IF([.A13]=&quot;bool&quot;; &quot;Int&quot;; PROPER([.A13])))">
            <text:p/>
          </table:table-cell>
          <table:table-cell table:formula="of:=T(IF([.A13]=&quot;bool&quot;;&quot; as int&quot;;&quot;&quot;))">
            <text:p/>
          </table:table-cell>
          <table:table-cell/>
          <table:table-cell table:formula="of:=IF([.A13]&lt;&gt;&quot;&quot;; &quot;JsonUtil.Set&quot; &amp; [.D13] &amp; &quot;Value(&quot; &amp; [.$B$1] &amp; &quot;, &quot;&quot;&quot; &amp; [.B13] &amp; &quot;&quot;&quot;, &quot; &amp; [.B13] &amp; [.E13] &amp; &quot;)&quot;; &quot;&quot;)">
            <text:p/>
          </table:table-cell>
          <table:table-cell table:formula="of:=IF([.A13]&lt;&gt;&quot;&quot;; [.B13] &amp; &quot; = JsonUtil.Get&quot; &amp; [.D13] &amp; &quot;Value(&quot; &amp; [.$B$1] &amp; &quot;, &quot;&quot;&quot; &amp; [.B1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</text:p>
          </table:table-cell>
          <table:table-cell/>
          <table:table-cell table:formula="of:=T(IF([.A14]=&quot;bool&quot;; &quot;Int&quot;; PROPER([.A14])))" office:value-type="string" office:string-value="Int" calcext:value-type="string">
            <text:p>Int</text:p>
          </table:table-cell>
          <table:table-cell table:formula="of:=T(IF([.A14]=&quot;bool&quot;;&quot; as int&quot;;&quot;&quot;))">
            <text:p/>
          </table:table-cell>
          <table:table-cell/>
          <table:table-cell table:formula="of:=IF([.A14]&lt;&gt;&quot;&quot;; &quot;JsonUtil.Set&quot; &amp; [.D14] &amp; &quot;Value(&quot; &amp; [.$B$1] &amp; &quot;, &quot;&quot;&quot; &amp; [.B14] &amp; &quot;&quot;&quot;, &quot; &amp; [.B14] &amp; [.E14] &amp; &quot;)&quot;; &quot;&quot;)" office:value-type="string" office:string-value="JsonUtil.SetIntValue(configFile, &quot;matchedSex&quot;, matchedSex)" calcext:value-type="string">
            <text:p>JsonUtil.SetIntValue(configFile, "matchedSex", matchedSex)</text:p>
          </table:table-cell>
          <table:table-cell table:formula="of:=IF([.A14]&lt;&gt;&quot;&quot;; [.B14] &amp; &quot; = JsonUtil.Get&quot; &amp; [.D14] &amp; &quot;Value(&quot; &amp; [.$B$1] &amp; &quot;, &quot;&quot;&quot; &amp; [.B14] &amp; &quot;&quot;&quot;)&quot;; &quot;&quot;)" office:value-type="string" office:string-value="matchedSex = JsonUtil.GetIntValue(configFile, &quot;matchedSex&quot;)" calcext:value-type="string">
            <text:p>matchedSex = JsonUtil.GetIntValue(configFile, "matchedSex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</text:p>
          </table:table-cell>
          <table:table-cell/>
          <table:table-cell table:formula="of:=T(IF([.A15]=&quot;bool&quot;; &quot;Int&quot;; PROPER([.A15])))" office:value-type="string" office:string-value="Int" calcext:value-type="string">
            <text:p>Int</text:p>
          </table:table-cell>
          <table:table-cell table:formula="of:=T(IF([.A15]=&quot;bool&quot;;&quot; as int&quot;;&quot;&quot;))">
            <text:p/>
          </table:table-cell>
          <table:table-cell/>
          <table:table-cell table:formula="of:=IF([.A15]&lt;&gt;&quot;&quot;; &quot;JsonUtil.Set&quot; &amp; [.D15] &amp; &quot;Value(&quot; &amp; [.$B$1] &amp; &quot;, &quot;&quot;&quot; &amp; [.B15] &amp; &quot;&quot;&quot;, &quot; &amp; [.B15] &amp; [.E15] &amp; &quot;)&quot;; &quot;&quot;)" office:value-type="string" office:string-value="JsonUtil.SetIntValue(configFile, &quot;healthLimit&quot;, healthLimit)" calcext:value-type="string">
            <text:p>JsonUtil.SetIntValue(configFile, "healthLimit", healthLimit)</text:p>
          </table:table-cell>
          <table:table-cell table:formula="of:=IF([.A15]&lt;&gt;&quot;&quot;; [.B15] &amp; &quot; = JsonUtil.Get&quot; &amp; [.D15] &amp; &quot;Value(&quot; &amp; [.$B$1] &amp; &quot;, &quot;&quot;&quot; &amp; [.B15] &amp; &quot;&quot;&quot;)&quot;; &quot;&quot;)" office:value-type="string" office:string-value="healthLimit = JsonUtil.GetIntValue(configFile, &quot;healthLimit&quot;)" calcext:value-type="string">
            <text:p>healthLimit = JsonUtil.GetIntValue(configFile, "healthLimi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Bottom</text:p>
          </table:table-cell>
          <table:table-cell/>
          <table:table-cell table:formula="of:=T(IF([.A16]=&quot;bool&quot;; &quot;Int&quot;; PROPER([.A16])))" office:value-type="string" office:string-value="Int" calcext:value-type="string">
            <text:p>Int</text:p>
          </table:table-cell>
          <table:table-cell table:formula="of:=T(IF([.A16]=&quot;bool&quot;;&quot; as int&quot;;&quot;&quot;))">
            <text:p/>
          </table:table-cell>
          <table:table-cell/>
          <table:table-cell table:formula="of:=IF([.A16]&lt;&gt;&quot;&quot;; &quot;JsonUtil.Set&quot; &amp; [.D16] &amp; &quot;Value(&quot; &amp; [.$B$1] &amp; &quot;, &quot;&quot;&quot; &amp; [.B16] &amp; &quot;&quot;&quot;, &quot; &amp; [.B16] &amp; [.E16] &amp; &quot;)&quot;; &quot;&quot;)" office:value-type="string" office:string-value="JsonUtil.SetIntValue(configFile, &quot;healthLimitBottom&quot;, healthLimitBottom)" calcext:value-type="string">
            <text:p>JsonUtil.SetIntValue(configFile, "healthLimitBottom", healthLimitBottom)</text:p>
          </table:table-cell>
          <table:table-cell table:formula="of:=IF([.A16]&lt;&gt;&quot;&quot;; [.B16] &amp; &quot; = JsonUtil.Get&quot; &amp; [.D16] &amp; &quot;Value(&quot; &amp; [.$B$1] &amp; &quot;, &quot;&quot;&quot; &amp; [.B16] &amp; &quot;&quot;&quot;)&quot;; &quot;&quot;)" office:value-type="string" office:string-value="healthLimitBottom = JsonUtil.GetIntValue(configFile, &quot;healthLimitBottom&quot;)" calcext:value-type="string">
            <text:p>healthLimitBottom = JsonUtil.GetIntValue(configFile, "healthLimitBottom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</text:p>
          </table:table-cell>
          <table:table-cell/>
          <table:table-cell table:formula="of:=T(IF([.A17]=&quot;bool&quot;; &quot;Int&quot;; PROPER([.A17])))" office:value-type="string" office:string-value="Int" calcext:value-type="string">
            <text:p>Int</text:p>
          </table:table-cell>
          <table:table-cell table:formula="of:=T(IF([.A1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7]&lt;&gt;&quot;&quot;; &quot;JsonUtil.Set&quot; &amp; [.D17] &amp; &quot;Value(&quot; &amp; [.$B$1] &amp; &quot;, &quot;&quot;&quot; &amp; [.B17] &amp; &quot;&quot;&quot;, &quot; &amp; [.B17] &amp; [.E17] &amp; &quot;)&quot;; &quot;&quot;)" office:value-type="string" office:string-value="JsonUtil.SetIntValue(configFile, &quot;enableEndlessRape&quot;, enableEndlessRape as int)" calcext:value-type="string">
            <text:p>JsonUtil.SetIntValue(configFile, "enableEndlessRape", enableEndlessRape as int)</text:p>
          </table:table-cell>
          <table:table-cell table:formula="of:=IF([.A17]&lt;&gt;&quot;&quot;; [.B17] &amp; &quot; = JsonUtil.Get&quot; &amp; [.D17] &amp; &quot;Value(&quot; &amp; [.$B$1] &amp; &quot;, &quot;&quot;&quot; &amp; [.B17] &amp; &quot;&quot;&quot;)&quot;; &quot;&quot;)" office:value-type="string" office:string-value="enableEndlessRape = JsonUtil.GetIntValue(configFile, &quot;enableEndlessRape&quot;)" calcext:value-type="string">
            <text:p>enableEndlessRape = JsonUtil.GetIntValue(configFile, "enableEndlessRap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ttackDistanceLimit</text:p>
          </table:table-cell>
          <table:table-cell/>
          <table:table-cell table:formula="of:=T(IF([.A18]=&quot;bool&quot;; &quot;Int&quot;; PROPER([.A18])))" office:value-type="string" office:string-value="Int" calcext:value-type="string">
            <text:p>Int</text:p>
          </table:table-cell>
          <table:table-cell table:formula="of:=T(IF([.A18]=&quot;bool&quot;;&quot; as int&quot;;&quot;&quot;))">
            <text:p/>
          </table:table-cell>
          <table:table-cell/>
          <table:table-cell table:formula="of:=IF([.A18]&lt;&gt;&quot;&quot;; &quot;JsonUtil.Set&quot; &amp; [.D18] &amp; &quot;Value(&quot; &amp; [.$B$1] &amp; &quot;, &quot;&quot;&quot; &amp; [.B18] &amp; &quot;&quot;&quot;, &quot; &amp; [.B18] &amp; [.E18] &amp; &quot;)&quot;; &quot;&quot;)" office:value-type="string" office:string-value="JsonUtil.SetIntValue(configFile, &quot;attackDistanceLimit&quot;, attackDistanceLimit)" calcext:value-type="string">
            <text:p>JsonUtil.SetIntValue(configFile, "attackDistanceLimit", attackDistanceLimit)</text:p>
          </table:table-cell>
          <table:table-cell table:formula="of:=IF([.A18]&lt;&gt;&quot;&quot;; [.B18] &amp; &quot; = JsonUtil.Get&quot; &amp; [.D18] &amp; &quot;Value(&quot; &amp; [.$B$1] &amp; &quot;, &quot;&quot;&quot; &amp; [.B18] &amp; &quot;&quot;&quot;)&quot;; &quot;&quot;)" office:value-type="string" office:string-value="attackDistanceLimit = JsonUtil.GetIntValue(configFile, &quot;attackDistanceLimit&quot;)" calcext:value-type="string">
            <text:p>attackDistanceLimit = JsonUtil.GetIntValue(configFile, "attackDistanceLimit")</text:p>
          </table:table-cell>
        </table:table-row>
        <table:table-row table:style-name="ro1">
          <table:table-cell table:number-columns-repeated="3"/>
          <table:table-cell table:formula="of:=T(IF([.A19]=&quot;bool&quot;; &quot;Int&quot;; PROPER([.A19])))">
            <text:p/>
          </table:table-cell>
          <table:table-cell table:formula="of:=T(IF([.A19]=&quot;bool&quot;;&quot; as int&quot;;&quot;&quot;))">
            <text:p/>
          </table:table-cell>
          <table:table-cell/>
          <table:table-cell table:formula="of:=IF([.A19]&lt;&gt;&quot;&quot;; &quot;JsonUtil.Set&quot; &amp; [.D19] &amp; &quot;Value(&quot; &amp; [.$B$1] &amp; &quot;, &quot;&quot;&quot; &amp; [.B19] &amp; &quot;&quot;&quot;, &quot; &amp; [.B19] &amp; [.E19] &amp; &quot;)&quot;; &quot;&quot;)">
            <text:p/>
          </table:table-cell>
          <table:table-cell table:formula="of:=IF([.A19]&lt;&gt;&quot;&quot;; [.B19] &amp; &quot; = JsonUtil.Get&quot; &amp; [.D19] &amp; &quot;Value(&quot; &amp; [.$B$1] &amp; &quot;, &quot;&quot;&quot; &amp; [.B19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</text:p>
          </table:table-cell>
          <table:table-cell/>
          <table:table-cell table:formula="of:=T(IF([.A20]=&quot;bool&quot;; &quot;Int&quot;; PROPER([.A20])))" office:value-type="string" office:string-value="Int" calcext:value-type="string">
            <text:p>Int</text:p>
          </table:table-cell>
          <table:table-cell table:formula="of:=T(IF([.A20]=&quot;bool&quot;;&quot; as int&quot;;&quot;&quot;))">
            <text:p/>
          </table:table-cell>
          <table:table-cell/>
          <table:table-cell table:formula="of:=IF([.A20]&lt;&gt;&quot;&quot;; &quot;JsonUtil.Set&quot; &amp; [.D20] &amp; &quot;Value(&quot; &amp; [.$B$1] &amp; &quot;, &quot;&quot;&quot; &amp; [.B20] &amp; &quot;&quot;&quot;, &quot; &amp; [.B20] &amp; [.E20] &amp; &quot;)&quot;; &quot;&quot;)" office:value-type="string" office:string-value="JsonUtil.SetIntValue(configFile, &quot;rapeChance&quot;, rapeChance)" calcext:value-type="string">
            <text:p>JsonUtil.SetIntValue(configFile, "rapeChance", rapeChance)</text:p>
          </table:table-cell>
          <table:table-cell table:formula="of:=IF([.A20]&lt;&gt;&quot;&quot;; [.B20] &amp; &quot; = JsonUtil.Get&quot; &amp; [.D20] &amp; &quot;Value(&quot; &amp; [.$B$1] &amp; &quot;, &quot;&quot;&quot; &amp; [.B20] &amp; &quot;&quot;&quot;)&quot;; &quot;&quot;)" office:value-type="string" office:string-value="rapeChance = JsonUtil.GetIntValue(configFile, &quot;rapeChance&quot;)" calcext:value-type="string">
            <text:p>rapeChance = JsonUtil.GetIntValue(configFile, "rapeChanc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</text:p>
          </table:table-cell>
          <table:table-cell/>
          <table:table-cell table:formula="of:=T(IF([.A21]=&quot;bool&quot;; &quot;Int&quot;; PROPER([.A21])))" office:value-type="string" office:string-value="Int" calcext:value-type="string">
            <text:p>Int</text:p>
          </table:table-cell>
          <table:table-cell table:formula="of:=T(IF([.A21]=&quot;bool&quot;;&quot; as int&quot;;&quot;&quot;))">
            <text:p/>
          </table:table-cell>
          <table:table-cell/>
          <table:table-cell table:formula="of:=IF([.A21]&lt;&gt;&quot;&quot;; &quot;JsonUtil.Set&quot; &amp; [.D21] &amp; &quot;Value(&quot; &amp; [.$B$1] &amp; &quot;, &quot;&quot;&quot; &amp; [.B21] &amp; &quot;&quot;&quot;, &quot; &amp; [.B21] &amp; [.E21] &amp; &quot;)&quot;; &quot;&quot;)" office:value-type="string" office:string-value="JsonUtil.SetIntValue(configFile, &quot;rapeChanceNotNaked&quot;, rapeChanceNotNaked)" calcext:value-type="string">
            <text:p>JsonUtil.SetIntValue(configFile, "rapeChanceNotNaked", rapeChanceNotNaked)</text:p>
          </table:table-cell>
          <table:table-cell table:formula="of:=IF([.A21]&lt;&gt;&quot;&quot;; [.B21] &amp; &quot; = JsonUtil.Get&quot; &amp; [.D21] &amp; &quot;Value(&quot; &amp; [.$B$1] &amp; &quot;, &quot;&quot;&quot; &amp; [.B21] &amp; &quot;&quot;&quot;)&quot;; &quot;&quot;)" office:value-type="string" office:string-value="rapeChanceNotNaked = JsonUtil.GetIntValue(configFile, &quot;rapeChanceNotNaked&quot;)" calcext:value-type="string">
            <text:p>rapeChanceNotNaked = JsonUtil.GetIntValue(configFile, "rapeChanceNotNaked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PA</text:p>
          </table:table-cell>
          <table:table-cell/>
          <table:table-cell table:formula="of:=T(IF([.A22]=&quot;bool&quot;; &quot;Int&quot;; PROPER([.A22])))" office:value-type="string" office:string-value="Int" calcext:value-type="string">
            <text:p>Int</text:p>
          </table:table-cell>
          <table:table-cell table:formula="of:=T(IF([.A22]=&quot;bool&quot;;&quot; as int&quot;;&quot;&quot;))">
            <text:p/>
          </table:table-cell>
          <table:table-cell/>
          <table:table-cell table:formula="of:=IF([.A22]&lt;&gt;&quot;&quot;; &quot;JsonUtil.Set&quot; &amp; [.D22] &amp; &quot;Value(&quot; &amp; [.$B$1] &amp; &quot;, &quot;&quot;&quot; &amp; [.B22] &amp; &quot;&quot;&quot;, &quot; &amp; [.B22] &amp; [.E22] &amp; &quot;)&quot;; &quot;&quot;)" office:value-type="string" office:string-value="JsonUtil.SetIntValue(configFile, &quot;rapeChancePA&quot;, rapeChancePA)" calcext:value-type="string">
            <text:p>JsonUtil.SetIntValue(configFile, "rapeChancePA", rapeChancePA)</text:p>
          </table:table-cell>
          <table:table-cell table:formula="of:=IF([.A22]&lt;&gt;&quot;&quot;; [.B22] &amp; &quot; = JsonUtil.Get&quot; &amp; [.D22] &amp; &quot;Value(&quot; &amp; [.$B$1] &amp; &quot;, &quot;&quot;&quot; &amp; [.B22] &amp; &quot;&quot;&quot;)&quot;; &quot;&quot;)" office:value-type="string" office:string-value="rapeChancePA = JsonUtil.GetIntValue(configFile, &quot;rapeChancePA&quot;)" calcext:value-type="string">
            <text:p>rapeChancePA = JsonUtil.GetIntValue(configFile, "rapeChance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PA</text:p>
          </table:table-cell>
          <table:table-cell/>
          <table:table-cell table:formula="of:=T(IF([.A23]=&quot;bool&quot;; &quot;Int&quot;; PROPER([.A23])))" office:value-type="string" office:string-value="Int" calcext:value-type="string">
            <text:p>Int</text:p>
          </table:table-cell>
          <table:table-cell table:formula="of:=T(IF([.A23]=&quot;bool&quot;;&quot; as int&quot;;&quot;&quot;))">
            <text:p/>
          </table:table-cell>
          <table:table-cell/>
          <table:table-cell table:formula="of:=IF([.A23]&lt;&gt;&quot;&quot;; &quot;JsonUtil.Set&quot; &amp; [.D23] &amp; &quot;Value(&quot; &amp; [.$B$1] &amp; &quot;, &quot;&quot;&quot; &amp; [.B23] &amp; &quot;&quot;&quot;, &quot; &amp; [.B23] &amp; [.E23] &amp; &quot;)&quot;; &quot;&quot;)" office:value-type="string" office:string-value="JsonUtil.SetIntValue(configFile, &quot;rapeChanceNotNakedPA&quot;, rapeChanceNotNakedPA)" calcext:value-type="string">
            <text:p>JsonUtil.SetIntValue(configFile, "rapeChanceNotNakedPA", rapeChanceNotNakedPA)</text:p>
          </table:table-cell>
          <table:table-cell table:formula="of:=IF([.A23]&lt;&gt;&quot;&quot;; [.B23] &amp; &quot; = JsonUtil.Get&quot; &amp; [.D23] &amp; &quot;Value(&quot; &amp; [.$B$1] &amp; &quot;, &quot;&quot;&quot; &amp; [.B23] &amp; &quot;&quot;&quot;)&quot;; &quot;&quot;)" office:value-type="string" office:string-value="rapeChanceNotNakedPA = JsonUtil.GetIntValue(configFile, &quot;rapeChanceNotNakedPA&quot;)" calcext:value-type="string">
            <text:p>rapeChanceNotNakedPA = JsonUtil.GetIntValue(configFile, "rapeChanceNotNakedPA")</text:p>
          </table:table-cell>
        </table:table-row>
        <table:table-row table:style-name="ro1">
          <table:table-cell table:number-columns-repeated="3"/>
          <table:table-cell table:formula="of:=T(IF([.A24]=&quot;bool&quot;; &quot;Int&quot;; PROPER([.A24])))">
            <text:p/>
          </table:table-cell>
          <table:table-cell table:formula="of:=T(IF([.A24]=&quot;bool&quot;;&quot; as int&quot;;&quot;&quot;))">
            <text:p/>
          </table:table-cell>
          <table:table-cell/>
          <table:table-cell table:formula="of:=IF([.A24]&lt;&gt;&quot;&quot;; &quot;JsonUtil.Set&quot; &amp; [.D24] &amp; &quot;Value(&quot; &amp; [.$B$1] &amp; &quot;, &quot;&quot;&quot; &amp; [.B24] &amp; &quot;&quot;&quot;, &quot; &amp; [.B24] &amp; [.E24] &amp; &quot;)&quot;; &quot;&quot;)">
            <text:p/>
          </table:table-cell>
          <table:table-cell table:formula="of:=IF([.A24]&lt;&gt;&quot;&quot;; [.B24] &amp; &quot; = JsonUtil.Get&quot; &amp; [.D24] &amp; &quot;Value(&quot; &amp; [.$B$1] &amp; &quot;, &quot;&quot;&quot; &amp; [.B24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Break</text:p>
          </table:table-cell>
          <table:table-cell/>
          <table:table-cell table:formula="of:=T(IF([.A25]=&quot;bool&quot;; &quot;Int&quot;; PROPER([.A25])))" office:value-type="string" office:string-value="Int" calcext:value-type="string">
            <text:p>Int</text:p>
          </table:table-cell>
          <table:table-cell table:formula="of:=T(IF([.A2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25]&lt;&gt;&quot;&quot;; &quot;JsonUtil.Set&quot; &amp; [.D25] &amp; &quot;Value(&quot; &amp; [.$B$1] &amp; &quot;, &quot;&quot;&quot; &amp; [.B25] &amp; &quot;&quot;&quot;, &quot; &amp; [.B25] &amp; [.E25] &amp; &quot;)&quot;; &quot;&quot;)" office:value-type="string" office:string-value="JsonUtil.SetIntValue(configFile, &quot;enableArmorBreak&quot;, enableArmorBreak as int)" calcext:value-type="string">
            <text:p>JsonUtil.SetIntValue(configFile, "enableArmorBreak", enableArmorBreak as int)</text:p>
          </table:table-cell>
          <table:table-cell table:formula="of:=IF([.A25]&lt;&gt;&quot;&quot;; [.B25] &amp; &quot; = JsonUtil.Get&quot; &amp; [.D25] &amp; &quot;Value(&quot; &amp; [.$B$1] &amp; &quot;, &quot;&quot;&quot; &amp; [.B25] &amp; &quot;&quot;&quot;)&quot;; &quot;&quot;)" office:value-type="string" office:string-value="enableArmorBreak = JsonUtil.GetIntValue(configFile, &quot;enableArmorBreak&quot;)" calcext:value-type="string">
            <text:p>enableArmorBreak = JsonUtil.GetIntValue(configFile, "enableArmorBreak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UnequipMode</text:p>
          </table:table-cell>
          <table:table-cell/>
          <table:table-cell table:formula="of:=T(IF([.A26]=&quot;bool&quot;; &quot;Int&quot;; PROPER([.A26])))" office:value-type="string" office:string-value="Int" calcext:value-type="string">
            <text:p>Int</text:p>
          </table:table-cell>
          <table:table-cell table:formula="of:=T(IF([.A2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26]&lt;&gt;&quot;&quot;; &quot;JsonUtil.Set&quot; &amp; [.D26] &amp; &quot;Value(&quot; &amp; [.$B$1] &amp; &quot;, &quot;&quot;&quot; &amp; [.B26] &amp; &quot;&quot;&quot;, &quot; &amp; [.B26] &amp; [.E26] &amp; &quot;)&quot;; &quot;&quot;)" office:value-type="string" office:string-value="JsonUtil.SetIntValue(configFile, &quot;enableArmorUnequipMode&quot;, enableArmorUnequipMode as int)" calcext:value-type="string">
            <text:p>JsonUtil.SetIntValue(configFile, "enableArmorUnequipMode", enableArmorUnequipMode as int)</text:p>
          </table:table-cell>
          <table:table-cell table:formula="of:=IF([.A26]&lt;&gt;&quot;&quot;; [.B26] &amp; &quot; = JsonUtil.Get&quot; &amp; [.D26] &amp; &quot;Value(&quot; &amp; [.$B$1] &amp; &quot;, &quot;&quot;&quot; &amp; [.B26] &amp; &quot;&quot;&quot;)&quot;; &quot;&quot;)" office:value-type="string" office:string-value="enableArmorUnequipMode = JsonUtil.GetIntValue(configFile, &quot;enableArmorUnequipMode&quot;)" calcext:value-type="string">
            <text:p>enableArmorUnequipMode = JsonUtil.GetIntValue(configFile, "enableArmorUnequipMode")</text:p>
          </table:table-cell>
        </table:table-row>
        <table:table-row table:style-name="ro1">
          <table:table-cell table:number-columns-repeated="3"/>
          <table:table-cell table:formula="of:=T(IF([.A27]=&quot;bool&quot;; &quot;Int&quot;; PROPER([.A27])))">
            <text:p/>
          </table:table-cell>
          <table:table-cell table:formula="of:=T(IF([.A27]=&quot;bool&quot;;&quot; as int&quot;;&quot;&quot;))">
            <text:p/>
          </table:table-cell>
          <table:table-cell/>
          <table:table-cell table:formula="of:=IF([.A27]&lt;&gt;&quot;&quot;; &quot;JsonUtil.Set&quot; &amp; [.D27] &amp; &quot;Value(&quot; &amp; [.$B$1] &amp; &quot;, &quot;&quot;&quot; &amp; [.B27] &amp; &quot;&quot;&quot;, &quot; &amp; [.B27] &amp; [.E27] &amp; &quot;)&quot;; &quot;&quot;)">
            <text:p/>
          </table:table-cell>
          <table:table-cell table:formula="of:=IF([.A27]&lt;&gt;&quot;&quot;; [.B27] &amp; &quot; = JsonUtil.Get&quot; &amp; [.D27] &amp; &quot;Value(&quot; &amp; [.$B$1] &amp; &quot;, &quot;&quot;&quot; &amp; [.B27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</text:p>
          </table:table-cell>
          <table:table-cell/>
          <table:table-cell table:formula="of:=T(IF([.A28]=&quot;bool&quot;; &quot;Int&quot;; PROPER([.A28])))" office:value-type="string" office:string-value="Int" calcext:value-type="string">
            <text:p>Int</text:p>
          </table:table-cell>
          <table:table-cell table:formula="of:=T(IF([.A28]=&quot;bool&quot;;&quot; as int&quot;;&quot;&quot;))">
            <text:p/>
          </table:table-cell>
          <table:table-cell/>
          <table:table-cell table:formula="of:=IF([.A28]&lt;&gt;&quot;&quot;; &quot;JsonUtil.Set&quot; &amp; [.D28] &amp; &quot;Value(&quot; &amp; [.$B$1] &amp; &quot;, &quot;&quot;&quot; &amp; [.B28] &amp; &quot;&quot;&quot;, &quot; &amp; [.B28] &amp; [.E28] &amp; &quot;)&quot;; &quot;&quot;)" office:value-type="string" office:string-value="JsonUtil.SetIntValue(configFile, &quot;armorBreakChanceCloth&quot;, armorBreakChanceCloth)" calcext:value-type="string">
            <text:p>JsonUtil.SetIntValue(configFile, "armorBreakChanceCloth", armorBreakChanceCloth)</text:p>
          </table:table-cell>
          <table:table-cell table:formula="of:=IF([.A28]&lt;&gt;&quot;&quot;; [.B28] &amp; &quot; = JsonUtil.Get&quot; &amp; [.D28] &amp; &quot;Value(&quot; &amp; [.$B$1] &amp; &quot;, &quot;&quot;&quot; &amp; [.B28] &amp; &quot;&quot;&quot;)&quot;; &quot;&quot;)" office:value-type="string" office:string-value="armorBreakChanceCloth = JsonUtil.GetIntValue(configFile, &quot;armorBreakChanceCloth&quot;)" calcext:value-type="string">
            <text:p>armorBreakChanceCloth = JsonUtil.GetIntValue(configFile, "armorBreakChanceCloth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</text:p>
          </table:table-cell>
          <table:table-cell/>
          <table:table-cell table:formula="of:=T(IF([.A29]=&quot;bool&quot;; &quot;Int&quot;; PROPER([.A29])))" office:value-type="string" office:string-value="Int" calcext:value-type="string">
            <text:p>Int</text:p>
          </table:table-cell>
          <table:table-cell table:formula="of:=T(IF([.A29]=&quot;bool&quot;;&quot; as int&quot;;&quot;&quot;))">
            <text:p/>
          </table:table-cell>
          <table:table-cell/>
          <table:table-cell table:formula="of:=IF([.A29]&lt;&gt;&quot;&quot;; &quot;JsonUtil.Set&quot; &amp; [.D29] &amp; &quot;Value(&quot; &amp; [.$B$1] &amp; &quot;, &quot;&quot;&quot; &amp; [.B29] &amp; &quot;&quot;&quot;, &quot; &amp; [.B29] &amp; [.E29] &amp; &quot;)&quot;; &quot;&quot;)" office:value-type="string" office:string-value="JsonUtil.SetIntValue(configFile, &quot;armorBreakChanceLightArmor&quot;, armorBreakChanceLightArmor)" calcext:value-type="string">
            <text:p>JsonUtil.SetIntValue(configFile, "armorBreakChanceLightArmor", armorBreakChanceLightArmor)</text:p>
          </table:table-cell>
          <table:table-cell table:formula="of:=IF([.A29]&lt;&gt;&quot;&quot;; [.B29] &amp; &quot; = JsonUtil.Get&quot; &amp; [.D29] &amp; &quot;Value(&quot; &amp; [.$B$1] &amp; &quot;, &quot;&quot;&quot; &amp; [.B29] &amp; &quot;&quot;&quot;)&quot;; &quot;&quot;)" office:value-type="string" office:string-value="armorBreakChanceLightArmor = JsonUtil.GetIntValue(configFile, &quot;armorBreakChanceLightArmor&quot;)" calcext:value-type="string">
            <text:p>armorBreakChanceLightArmor = JsonUtil.GetIntValue(configFile, "armorBreakChanceLightArmo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</text:p>
          </table:table-cell>
          <table:table-cell/>
          <table:table-cell table:formula="of:=T(IF([.A30]=&quot;bool&quot;; &quot;Int&quot;; PROPER([.A30])))" office:value-type="string" office:string-value="Int" calcext:value-type="string">
            <text:p>Int</text:p>
          </table:table-cell>
          <table:table-cell table:formula="of:=T(IF([.A30]=&quot;bool&quot;;&quot; as int&quot;;&quot;&quot;))">
            <text:p/>
          </table:table-cell>
          <table:table-cell/>
          <table:table-cell table:formula="of:=IF([.A30]&lt;&gt;&quot;&quot;; &quot;JsonUtil.Set&quot; &amp; [.D30] &amp; &quot;Value(&quot; &amp; [.$B$1] &amp; &quot;, &quot;&quot;&quot; &amp; [.B30] &amp; &quot;&quot;&quot;, &quot; &amp; [.B30] &amp; [.E30] &amp; &quot;)&quot;; &quot;&quot;)" office:value-type="string" office:string-value="JsonUtil.SetIntValue(configFile, &quot;armorBreakChanceHeavyArmor&quot;, armorBreakChanceHeavyArmor)" calcext:value-type="string">
            <text:p>JsonUtil.SetIntValue(configFile, "armorBreakChanceHeavyArmor", armorBreakChanceHeavyArmor)</text:p>
          </table:table-cell>
          <table:table-cell table:formula="of:=IF([.A30]&lt;&gt;&quot;&quot;; [.B30] &amp; &quot; = JsonUtil.Get&quot; &amp; [.D30] &amp; &quot;Value(&quot; &amp; [.$B$1] &amp; &quot;, &quot;&quot;&quot; &amp; [.B30] &amp; &quot;&quot;&quot;)&quot;; &quot;&quot;)" office:value-type="string" office:string-value="armorBreakChanceHeavyArmor = JsonUtil.GetIntValue(configFile, &quot;armorBreakChanceHeavyArmor&quot;)" calcext:value-type="string">
            <text:p>armorBreakChanceHeavyArmor = JsonUtil.GetIntValue(configFile, "armorBreakChanceHeavyArmo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PA</text:p>
          </table:table-cell>
          <table:table-cell/>
          <table:table-cell table:formula="of:=T(IF([.A31]=&quot;bool&quot;; &quot;Int&quot;; PROPER([.A31])))" office:value-type="string" office:string-value="Int" calcext:value-type="string">
            <text:p>Int</text:p>
          </table:table-cell>
          <table:table-cell table:formula="of:=T(IF([.A31]=&quot;bool&quot;;&quot; as int&quot;;&quot;&quot;))">
            <text:p/>
          </table:table-cell>
          <table:table-cell/>
          <table:table-cell table:formula="of:=IF([.A31]&lt;&gt;&quot;&quot;; &quot;JsonUtil.Set&quot; &amp; [.D31] &amp; &quot;Value(&quot; &amp; [.$B$1] &amp; &quot;, &quot;&quot;&quot; &amp; [.B31] &amp; &quot;&quot;&quot;, &quot; &amp; [.B31] &amp; [.E31] &amp; &quot;)&quot;; &quot;&quot;)" office:value-type="string" office:string-value="JsonUtil.SetIntValue(configFile, &quot;armorBreakChanceClothPA&quot;, armorBreakChanceClothPA)" calcext:value-type="string">
            <text:p>JsonUtil.SetIntValue(configFile, "armorBreakChanceClothPA", armorBreakChanceClothPA)</text:p>
          </table:table-cell>
          <table:table-cell table:formula="of:=IF([.A31]&lt;&gt;&quot;&quot;; [.B31] &amp; &quot; = JsonUtil.Get&quot; &amp; [.D31] &amp; &quot;Value(&quot; &amp; [.$B$1] &amp; &quot;, &quot;&quot;&quot; &amp; [.B31] &amp; &quot;&quot;&quot;)&quot;; &quot;&quot;)" office:value-type="string" office:string-value="armorBreakChanceClothPA = JsonUtil.GetIntValue(configFile, &quot;armorBreakChanceClothPA&quot;)" calcext:value-type="string">
            <text:p>armorBreakChanceClothPA = JsonUtil.GetIntValue(configFile, "armorBreakChanceCloth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PA</text:p>
          </table:table-cell>
          <table:table-cell/>
          <table:table-cell table:formula="of:=T(IF([.A32]=&quot;bool&quot;; &quot;Int&quot;; PROPER([.A32])))" office:value-type="string" office:string-value="Int" calcext:value-type="string">
            <text:p>Int</text:p>
          </table:table-cell>
          <table:table-cell table:formula="of:=T(IF([.A32]=&quot;bool&quot;;&quot; as int&quot;;&quot;&quot;))">
            <text:p/>
          </table:table-cell>
          <table:table-cell/>
          <table:table-cell table:formula="of:=IF([.A32]&lt;&gt;&quot;&quot;; &quot;JsonUtil.Set&quot; &amp; [.D32] &amp; &quot;Value(&quot; &amp; [.$B$1] &amp; &quot;, &quot;&quot;&quot; &amp; [.B32] &amp; &quot;&quot;&quot;, &quot; &amp; [.B32] &amp; [.E32] &amp; &quot;)&quot;; &quot;&quot;)" office:value-type="string" office:string-value="JsonUtil.SetIntValue(configFile, &quot;armorBreakChanceLightArmorPA&quot;, armorBreakChanceLightArmorPA)" calcext:value-type="string">
            <text:p>JsonUtil.SetIntValue(configFile, "armorBreakChanceLightArmorPA", armorBreakChanceLightArmorPA)</text:p>
          </table:table-cell>
          <table:table-cell table:formula="of:=IF([.A32]&lt;&gt;&quot;&quot;; [.B32] &amp; &quot; = JsonUtil.Get&quot; &amp; [.D32] &amp; &quot;Value(&quot; &amp; [.$B$1] &amp; &quot;, &quot;&quot;&quot; &amp; [.B32] &amp; &quot;&quot;&quot;)&quot;; &quot;&quot;)" office:value-type="string" office:string-value="armorBreakChanceLightArmorPA = JsonUtil.GetIntValue(configFile, &quot;armorBreakChanceLightArmorPA&quot;)" calcext:value-type="string">
            <text:p>armorBreakChanceLightArmorPA = JsonUtil.GetIntValue(configFile, "armorBreakChanceLightArmor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PA</text:p>
          </table:table-cell>
          <table:table-cell/>
          <table:table-cell table:formula="of:=T(IF([.A33]=&quot;bool&quot;; &quot;Int&quot;; PROPER([.A33])))" office:value-type="string" office:string-value="Int" calcext:value-type="string">
            <text:p>Int</text:p>
          </table:table-cell>
          <table:table-cell table:formula="of:=T(IF([.A33]=&quot;bool&quot;;&quot; as int&quot;;&quot;&quot;))">
            <text:p/>
          </table:table-cell>
          <table:table-cell/>
          <table:table-cell table:formula="of:=IF([.A33]&lt;&gt;&quot;&quot;; &quot;JsonUtil.Set&quot; &amp; [.D33] &amp; &quot;Value(&quot; &amp; [.$B$1] &amp; &quot;, &quot;&quot;&quot; &amp; [.B33] &amp; &quot;&quot;&quot;, &quot; &amp; [.B33] &amp; [.E33] &amp; &quot;)&quot;; &quot;&quot;)" office:value-type="string" office:string-value="JsonUtil.SetIntValue(configFile, &quot;armorBreakChanceHeavyArmorPA&quot;, armorBreakChanceHeavyArmorPA)" calcext:value-type="string">
            <text:p>JsonUtil.SetIntValue(configFile, "armorBreakChanceHeavyArmorPA", armorBreakChanceHeavyArmorPA)</text:p>
          </table:table-cell>
          <table:table-cell table:formula="of:=IF([.A33]&lt;&gt;&quot;&quot;; [.B33] &amp; &quot; = JsonUtil.Get&quot; &amp; [.D33] &amp; &quot;Value(&quot; &amp; [.$B$1] &amp; &quot;, &quot;&quot;&quot; &amp; [.B33] &amp; &quot;&quot;&quot;)&quot;; &quot;&quot;)" office:value-type="string" office:string-value="armorBreakChanceHeavyArmorPA = JsonUtil.GetIntValue(configFile, &quot;armorBreakChanceHeavyArmorPA&quot;)" calcext:value-type="string">
            <text:p>armorBreakChanceHeavyArmorPA = JsonUtil.GetIntValue(configFile, "armorBreakChanceHeavyArmorPA")</text:p>
          </table:table-cell>
        </table:table-row>
        <table:table-row table:style-name="ro1">
          <table:table-cell table:number-columns-repeated="3"/>
          <table:table-cell table:formula="of:=T(IF([.A34]=&quot;bool&quot;; &quot;Int&quot;; PROPER([.A34])))">
            <text:p/>
          </table:table-cell>
          <table:table-cell table:formula="of:=T(IF([.A34]=&quot;bool&quot;;&quot; as int&quot;;&quot;&quot;))">
            <text:p/>
          </table:table-cell>
          <table:table-cell/>
          <table:table-cell table:formula="of:=IF([.A34]&lt;&gt;&quot;&quot;; &quot;JsonUtil.Set&quot; &amp; [.D34] &amp; &quot;Value(&quot; &amp; [.$B$1] &amp; &quot;, &quot;&quot;&quot; &amp; [.B34] &amp; &quot;&quot;&quot;, &quot; &amp; [.B34] &amp; [.E34] &amp; &quot;)&quot;; &quot;&quot;)">
            <text:p/>
          </table:table-cell>
          <table:table-cell table:formula="of:=IF([.A34]&lt;&gt;&quot;&quot;; [.B34] &amp; &quot; = JsonUtil.Get&quot; &amp; [.D34] &amp; &quot;Value(&quot; &amp; [.$B$1] &amp; &quot;, &quot;&quot;&quot; &amp; [.B34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NPC</text:p>
          </table:table-cell>
          <table:table-cell/>
          <table:table-cell table:formula="of:=T(IF([.A35]=&quot;bool&quot;; &quot;Int&quot;; PROPER([.A35])))" office:value-type="string" office:string-value="Int" calcext:value-type="string">
            <text:p>Int</text:p>
          </table:table-cell>
          <table:table-cell table:formula="of:=T(IF([.A35]=&quot;bool&quot;;&quot; as int&quot;;&quot;&quot;))">
            <text:p/>
          </table:table-cell>
          <table:table-cell/>
          <table:table-cell table:formula="of:=IF([.A35]&lt;&gt;&quot;&quot;; &quot;JsonUtil.Set&quot; &amp; [.D35] &amp; &quot;Value(&quot; &amp; [.$B$1] &amp; &quot;, &quot;&quot;&quot; &amp; [.B35] &amp; &quot;&quot;&quot;, &quot; &amp; [.B35] &amp; [.E35] &amp; &quot;)&quot;; &quot;&quot;)" office:value-type="string" office:string-value="JsonUtil.SetIntValue(configFile, &quot;matchedSexNPC&quot;, matchedSexNPC)" calcext:value-type="string">
            <text:p>JsonUtil.SetIntValue(configFile, "matchedSexNPC", matchedSexNPC)</text:p>
          </table:table-cell>
          <table:table-cell table:formula="of:=IF([.A35]&lt;&gt;&quot;&quot;; [.B35] &amp; &quot; = JsonUtil.Get&quot; &amp; [.D35] &amp; &quot;Value(&quot; &amp; [.$B$1] &amp; &quot;, &quot;&quot;&quot; &amp; [.B35] &amp; &quot;&quot;&quot;)&quot;; &quot;&quot;)" office:value-type="string" office:string-value="matchedSexNPC = JsonUtil.GetIntValue(configFile, &quot;matchedSexNPC&quot;)" calcext:value-type="string">
            <text:p>matchedSexNPC = JsonUtil.GetIntValue(configFile, "matchedSex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NPC</text:p>
          </table:table-cell>
          <table:table-cell/>
          <table:table-cell table:formula="of:=T(IF([.A36]=&quot;bool&quot;; &quot;Int&quot;; PROPER([.A36])))" office:value-type="string" office:string-value="Int" calcext:value-type="string">
            <text:p>Int</text:p>
          </table:table-cell>
          <table:table-cell table:formula="of:=T(IF([.A36]=&quot;bool&quot;;&quot; as int&quot;;&quot;&quot;))">
            <text:p/>
          </table:table-cell>
          <table:table-cell/>
          <table:table-cell table:formula="of:=IF([.A36]&lt;&gt;&quot;&quot;; &quot;JsonUtil.Set&quot; &amp; [.D36] &amp; &quot;Value(&quot; &amp; [.$B$1] &amp; &quot;, &quot;&quot;&quot; &amp; [.B36] &amp; &quot;&quot;&quot;, &quot; &amp; [.B36] &amp; [.E36] &amp; &quot;)&quot;; &quot;&quot;)" office:value-type="string" office:string-value="JsonUtil.SetIntValue(configFile, &quot;healthLimitNPC&quot;, healthLimitNPC)" calcext:value-type="string">
            <text:p>JsonUtil.SetIntValue(configFile, "healthLimitNPC", healthLimitNPC)</text:p>
          </table:table-cell>
          <table:table-cell table:formula="of:=IF([.A36]&lt;&gt;&quot;&quot;; [.B36] &amp; &quot; = JsonUtil.Get&quot; &amp; [.D36] &amp; &quot;Value(&quot; &amp; [.$B$1] &amp; &quot;, &quot;&quot;&quot; &amp; [.B36] &amp; &quot;&quot;&quot;)&quot;; &quot;&quot;)" office:value-type="string" office:string-value="healthLimitNPC = JsonUtil.GetIntValue(configFile, &quot;healthLimitNPC&quot;)" calcext:value-type="string">
            <text:p>healthLimitNPC = JsonUtil.GetIntValue(configFile, "healthLimit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BottomNPC</text:p>
          </table:table-cell>
          <table:table-cell/>
          <table:table-cell table:formula="of:=T(IF([.A37]=&quot;bool&quot;; &quot;Int&quot;; PROPER([.A37])))" office:value-type="string" office:string-value="Int" calcext:value-type="string">
            <text:p>Int</text:p>
          </table:table-cell>
          <table:table-cell table:formula="of:=T(IF([.A37]=&quot;bool&quot;;&quot; as int&quot;;&quot;&quot;))">
            <text:p/>
          </table:table-cell>
          <table:table-cell/>
          <table:table-cell table:formula="of:=IF([.A37]&lt;&gt;&quot;&quot;; &quot;JsonUtil.Set&quot; &amp; [.D37] &amp; &quot;Value(&quot; &amp; [.$B$1] &amp; &quot;, &quot;&quot;&quot; &amp; [.B37] &amp; &quot;&quot;&quot;, &quot; &amp; [.B37] &amp; [.E37] &amp; &quot;)&quot;; &quot;&quot;)" office:value-type="string" office:string-value="JsonUtil.SetIntValue(configFile, &quot;healthLimitBottomNPC&quot;, healthLimitBottomNPC)" calcext:value-type="string">
            <text:p>JsonUtil.SetIntValue(configFile, "healthLimitBottomNPC", healthLimitBottomNPC)</text:p>
          </table:table-cell>
          <table:table-cell table:formula="of:=IF([.A37]&lt;&gt;&quot;&quot;; [.B37] &amp; &quot; = JsonUtil.Get&quot; &amp; [.D37] &amp; &quot;Value(&quot; &amp; [.$B$1] &amp; &quot;, &quot;&quot;&quot; &amp; [.B37] &amp; &quot;&quot;&quot;)&quot;; &quot;&quot;)" office:value-type="string" office:string-value="healthLimitBottomNPC = JsonUtil.GetIntValue(configFile, &quot;healthLimitBottomNPC&quot;)" calcext:value-type="string">
            <text:p>healthLimitBottomNPC = JsonUtil.GetIntValue(configFile, "healthLimitBottomNPC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NPC</text:p>
          </table:table-cell>
          <table:table-cell/>
          <table:table-cell table:formula="of:=T(IF([.A38]=&quot;bool&quot;; &quot;Int&quot;; PROPER([.A38])))" office:value-type="string" office:string-value="Int" calcext:value-type="string">
            <text:p>Int</text:p>
          </table:table-cell>
          <table:table-cell table:formula="of:=T(IF([.A3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38]&lt;&gt;&quot;&quot;; &quot;JsonUtil.Set&quot; &amp; [.D38] &amp; &quot;Value(&quot; &amp; [.$B$1] &amp; &quot;, &quot;&quot;&quot; &amp; [.B38] &amp; &quot;&quot;&quot;, &quot; &amp; [.B38] &amp; [.E38] &amp; &quot;)&quot;; &quot;&quot;)" office:value-type="string" office:string-value="JsonUtil.SetIntValue(configFile, &quot;enableEndlessRapeNPC&quot;, enableEndlessRapeNPC as int)" calcext:value-type="string">
            <text:p>JsonUtil.SetIntValue(configFile, "enableEndlessRapeNPC", enableEndlessRapeNPC as int)</text:p>
          </table:table-cell>
          <table:table-cell table:formula="of:=IF([.A38]&lt;&gt;&quot;&quot;; [.B38] &amp; &quot; = JsonUtil.Get&quot; &amp; [.D38] &amp; &quot;Value(&quot; &amp; [.$B$1] &amp; &quot;, &quot;&quot;&quot; &amp; [.B38] &amp; &quot;&quot;&quot;)&quot;; &quot;&quot;)" office:value-type="string" office:string-value="enableEndlessRapeNPC = JsonUtil.GetIntValue(configFile, &quot;enableEndlessRapeNPC&quot;)" calcext:value-type="string">
            <text:p>enableEndlessRapeNPC = JsonUtil.GetIntValue(configFile, "enableEndlessRape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ttackDistanceLimitNPC</text:p>
          </table:table-cell>
          <table:table-cell/>
          <table:table-cell table:formula="of:=T(IF([.A39]=&quot;bool&quot;; &quot;Int&quot;; PROPER([.A39])))" office:value-type="string" office:string-value="Int" calcext:value-type="string">
            <text:p>Int</text:p>
          </table:table-cell>
          <table:table-cell table:formula="of:=T(IF([.A39]=&quot;bool&quot;;&quot; as int&quot;;&quot;&quot;))">
            <text:p/>
          </table:table-cell>
          <table:table-cell/>
          <table:table-cell table:formula="of:=IF([.A39]&lt;&gt;&quot;&quot;; &quot;JsonUtil.Set&quot; &amp; [.D39] &amp; &quot;Value(&quot; &amp; [.$B$1] &amp; &quot;, &quot;&quot;&quot; &amp; [.B39] &amp; &quot;&quot;&quot;, &quot; &amp; [.B39] &amp; [.E39] &amp; &quot;)&quot;; &quot;&quot;)" office:value-type="string" office:string-value="JsonUtil.SetIntValue(configFile, &quot;attackDistanceLimitNPC&quot;, attackDistanceLimitNPC)" calcext:value-type="string">
            <text:p>JsonUtil.SetIntValue(configFile, "attackDistanceLimitNPC", attackDistanceLimitNPC)</text:p>
          </table:table-cell>
          <table:table-cell table:formula="of:=IF([.A39]&lt;&gt;&quot;&quot;; [.B39] &amp; &quot; = JsonUtil.Get&quot; &amp; [.D39] &amp; &quot;Value(&quot; &amp; [.$B$1] &amp; &quot;, &quot;&quot;&quot; &amp; [.B39] &amp; &quot;&quot;&quot;)&quot;; &quot;&quot;)" office:value-type="string" office:string-value="attackDistanceLimitNPC = JsonUtil.GetIntValue(configFile, &quot;attackDistanceLimitNPC&quot;)" calcext:value-type="string">
            <text:p>attackDistanceLimitNPC = JsonUtil.GetIntValue(configFile, "attackDistanceLimitNPC")</text:p>
          </table:table-cell>
        </table:table-row>
        <table:table-row table:style-name="ro1">
          <table:table-cell table:number-columns-repeated="3"/>
          <table:table-cell table:formula="of:=T(IF([.A40]=&quot;bool&quot;; &quot;Int&quot;; PROPER([.A40])))">
            <text:p/>
          </table:table-cell>
          <table:table-cell table:formula="of:=T(IF([.A40]=&quot;bool&quot;;&quot; as int&quot;;&quot;&quot;))">
            <text:p/>
          </table:table-cell>
          <table:table-cell/>
          <table:table-cell table:formula="of:=IF([.A40]&lt;&gt;&quot;&quot;; &quot;JsonUtil.Set&quot; &amp; [.D40] &amp; &quot;Value(&quot; &amp; [.$B$1] &amp; &quot;, &quot;&quot;&quot; &amp; [.B40] &amp; &quot;&quot;&quot;, &quot; &amp; [.B40] &amp; [.E40] &amp; &quot;)&quot;; &quot;&quot;)">
            <text:p/>
          </table:table-cell>
          <table:table-cell table:formula="of:=IF([.A40]&lt;&gt;&quot;&quot;; [.B40] &amp; &quot; = JsonUtil.Get&quot; &amp; [.D40] &amp; &quot;Value(&quot; &amp; [.$B$1] &amp; &quot;, &quot;&quot;&quot; &amp; [.B40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PC</text:p>
          </table:table-cell>
          <table:table-cell/>
          <table:table-cell table:formula="of:=T(IF([.A41]=&quot;bool&quot;; &quot;Int&quot;; PROPER([.A41])))" office:value-type="string" office:string-value="Int" calcext:value-type="string">
            <text:p>Int</text:p>
          </table:table-cell>
          <table:table-cell table:formula="of:=T(IF([.A41]=&quot;bool&quot;;&quot; as int&quot;;&quot;&quot;))">
            <text:p/>
          </table:table-cell>
          <table:table-cell/>
          <table:table-cell table:formula="of:=IF([.A41]&lt;&gt;&quot;&quot;; &quot;JsonUtil.Set&quot; &amp; [.D41] &amp; &quot;Value(&quot; &amp; [.$B$1] &amp; &quot;, &quot;&quot;&quot; &amp; [.B41] &amp; &quot;&quot;&quot;, &quot; &amp; [.B41] &amp; [.E41] &amp; &quot;)&quot;; &quot;&quot;)" office:value-type="string" office:string-value="JsonUtil.SetIntValue(configFile, &quot;rapeChanceNPC&quot;, rapeChanceNPC)" calcext:value-type="string">
            <text:p>JsonUtil.SetIntValue(configFile, "rapeChanceNPC", rapeChanceNPC)</text:p>
          </table:table-cell>
          <table:table-cell table:formula="of:=IF([.A41]&lt;&gt;&quot;&quot;; [.B41] &amp; &quot; = JsonUtil.Get&quot; &amp; [.D41] &amp; &quot;Value(&quot; &amp; [.$B$1] &amp; &quot;, &quot;&quot;&quot; &amp; [.B41] &amp; &quot;&quot;&quot;)&quot;; &quot;&quot;)" office:value-type="string" office:string-value="rapeChanceNPC = JsonUtil.GetIntValue(configFile, &quot;rapeChanceNPC&quot;)" calcext:value-type="string">
            <text:p>rapeChanceNPC = JsonUtil.GetIntValue(configFile, "rapeChance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NPC</text:p>
          </table:table-cell>
          <table:table-cell/>
          <table:table-cell table:formula="of:=T(IF([.A42]=&quot;bool&quot;; &quot;Int&quot;; PROPER([.A42])))" office:value-type="string" office:string-value="Int" calcext:value-type="string">
            <text:p>Int</text:p>
          </table:table-cell>
          <table:table-cell table:formula="of:=T(IF([.A42]=&quot;bool&quot;;&quot; as int&quot;;&quot;&quot;))">
            <text:p/>
          </table:table-cell>
          <table:table-cell/>
          <table:table-cell table:formula="of:=IF([.A42]&lt;&gt;&quot;&quot;; &quot;JsonUtil.Set&quot; &amp; [.D42] &amp; &quot;Value(&quot; &amp; [.$B$1] &amp; &quot;, &quot;&quot;&quot; &amp; [.B42] &amp; &quot;&quot;&quot;, &quot; &amp; [.B42] &amp; [.E42] &amp; &quot;)&quot;; &quot;&quot;)" office:value-type="string" office:string-value="JsonUtil.SetIntValue(configFile, &quot;rapeChanceNotNakedNPC&quot;, rapeChanceNotNakedNPC)" calcext:value-type="string">
            <text:p>JsonUtil.SetIntValue(configFile, "rapeChanceNotNakedNPC", rapeChanceNotNakedNPC)</text:p>
          </table:table-cell>
          <table:table-cell table:formula="of:=IF([.A42]&lt;&gt;&quot;&quot;; [.B42] &amp; &quot; = JsonUtil.Get&quot; &amp; [.D42] &amp; &quot;Value(&quot; &amp; [.$B$1] &amp; &quot;, &quot;&quot;&quot; &amp; [.B42] &amp; &quot;&quot;&quot;)&quot;; &quot;&quot;)" office:value-type="string" office:string-value="rapeChanceNotNakedNPC = JsonUtil.GetIntValue(configFile, &quot;rapeChanceNotNakedNPC&quot;)" calcext:value-type="string">
            <text:p>rapeChanceNotNakedNPC = JsonUtil.GetIntValue(configFile, "rapeChanceNotNaked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PCPA</text:p>
          </table:table-cell>
          <table:table-cell/>
          <table:table-cell table:formula="of:=T(IF([.A43]=&quot;bool&quot;; &quot;Int&quot;; PROPER([.A43])))" office:value-type="string" office:string-value="Int" calcext:value-type="string">
            <text:p>Int</text:p>
          </table:table-cell>
          <table:table-cell table:formula="of:=T(IF([.A43]=&quot;bool&quot;;&quot; as int&quot;;&quot;&quot;))">
            <text:p/>
          </table:table-cell>
          <table:table-cell/>
          <table:table-cell table:formula="of:=IF([.A43]&lt;&gt;&quot;&quot;; &quot;JsonUtil.Set&quot; &amp; [.D43] &amp; &quot;Value(&quot; &amp; [.$B$1] &amp; &quot;, &quot;&quot;&quot; &amp; [.B43] &amp; &quot;&quot;&quot;, &quot; &amp; [.B43] &amp; [.E43] &amp; &quot;)&quot;; &quot;&quot;)" office:value-type="string" office:string-value="JsonUtil.SetIntValue(configFile, &quot;rapeChanceNPCPA&quot;, rapeChanceNPCPA)" calcext:value-type="string">
            <text:p>JsonUtil.SetIntValue(configFile, "rapeChanceNPCPA", rapeChanceNPCPA)</text:p>
          </table:table-cell>
          <table:table-cell table:formula="of:=IF([.A43]&lt;&gt;&quot;&quot;; [.B43] &amp; &quot; = JsonUtil.Get&quot; &amp; [.D43] &amp; &quot;Value(&quot; &amp; [.$B$1] &amp; &quot;, &quot;&quot;&quot; &amp; [.B43] &amp; &quot;&quot;&quot;)&quot;; &quot;&quot;)" office:value-type="string" office:string-value="rapeChanceNPCPA = JsonUtil.GetIntValue(configFile, &quot;rapeChanceNPCPA&quot;)" calcext:value-type="string">
            <text:p>rapeChanceNPCPA = JsonUtil.GetIntValue(configFile, "rapeChance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NPCPA</text:p>
          </table:table-cell>
          <table:table-cell/>
          <table:table-cell table:formula="of:=T(IF([.A44]=&quot;bool&quot;; &quot;Int&quot;; PROPER([.A44])))" office:value-type="string" office:string-value="Int" calcext:value-type="string">
            <text:p>Int</text:p>
          </table:table-cell>
          <table:table-cell table:formula="of:=T(IF([.A44]=&quot;bool&quot;;&quot; as int&quot;;&quot;&quot;))">
            <text:p/>
          </table:table-cell>
          <table:table-cell/>
          <table:table-cell table:formula="of:=IF([.A44]&lt;&gt;&quot;&quot;; &quot;JsonUtil.Set&quot; &amp; [.D44] &amp; &quot;Value(&quot; &amp; [.$B$1] &amp; &quot;, &quot;&quot;&quot; &amp; [.B44] &amp; &quot;&quot;&quot;, &quot; &amp; [.B44] &amp; [.E44] &amp; &quot;)&quot;; &quot;&quot;)" office:value-type="string" office:string-value="JsonUtil.SetIntValue(configFile, &quot;rapeChanceNotNakedNPCPA&quot;, rapeChanceNotNakedNPCPA)" calcext:value-type="string">
            <text:p>JsonUtil.SetIntValue(configFile, "rapeChanceNotNakedNPCPA", rapeChanceNotNakedNPCPA)</text:p>
          </table:table-cell>
          <table:table-cell table:formula="of:=IF([.A44]&lt;&gt;&quot;&quot;; [.B44] &amp; &quot; = JsonUtil.Get&quot; &amp; [.D44] &amp; &quot;Value(&quot; &amp; [.$B$1] &amp; &quot;, &quot;&quot;&quot; &amp; [.B44] &amp; &quot;&quot;&quot;)&quot;; &quot;&quot;)" office:value-type="string" office:string-value="rapeChanceNotNakedNPCPA = JsonUtil.GetIntValue(configFile, &quot;rapeChanceNotNakedNPCPA&quot;)" calcext:value-type="string">
            <text:p>rapeChanceNotNakedNPCPA = JsonUtil.GetIntValue(configFile, "rapeChanceNotNakedNPCPA")</text:p>
          </table:table-cell>
        </table:table-row>
        <table:table-row table:style-name="ro1">
          <table:table-cell table:number-columns-repeated="3"/>
          <table:table-cell table:formula="of:=T(IF([.A45]=&quot;bool&quot;; &quot;Int&quot;; PROPER([.A45])))">
            <text:p/>
          </table:table-cell>
          <table:table-cell table:formula="of:=T(IF([.A45]=&quot;bool&quot;;&quot; as int&quot;;&quot;&quot;))">
            <text:p/>
          </table:table-cell>
          <table:table-cell/>
          <table:table-cell table:formula="of:=IF([.A45]&lt;&gt;&quot;&quot;; &quot;JsonUtil.Set&quot; &amp; [.D45] &amp; &quot;Value(&quot; &amp; [.$B$1] &amp; &quot;, &quot;&quot;&quot; &amp; [.B45] &amp; &quot;&quot;&quot;, &quot; &amp; [.B45] &amp; [.E45] &amp; &quot;)&quot;; &quot;&quot;)">
            <text:p/>
          </table:table-cell>
          <table:table-cell table:formula="of:=IF([.A45]&lt;&gt;&quot;&quot;; [.B45] &amp; &quot; = JsonUtil.Get&quot; &amp; [.D45] &amp; &quot;Value(&quot; &amp; [.$B$1] &amp; &quot;, &quot;&quot;&quot; &amp; [.B45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BreakNPC</text:p>
          </table:table-cell>
          <table:table-cell/>
          <table:table-cell table:formula="of:=T(IF([.A46]=&quot;bool&quot;; &quot;Int&quot;; PROPER([.A46])))" office:value-type="string" office:string-value="Int" calcext:value-type="string">
            <text:p>Int</text:p>
          </table:table-cell>
          <table:table-cell table:formula="of:=T(IF([.A4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46]&lt;&gt;&quot;&quot;; &quot;JsonUtil.Set&quot; &amp; [.D46] &amp; &quot;Value(&quot; &amp; [.$B$1] &amp; &quot;, &quot;&quot;&quot; &amp; [.B46] &amp; &quot;&quot;&quot;, &quot; &amp; [.B46] &amp; [.E46] &amp; &quot;)&quot;; &quot;&quot;)" office:value-type="string" office:string-value="JsonUtil.SetIntValue(configFile, &quot;enableArmorBreakNPC&quot;, enableArmorBreakNPC as int)" calcext:value-type="string">
            <text:p>JsonUtil.SetIntValue(configFile, "enableArmorBreakNPC", enableArmorBreakNPC as int)</text:p>
          </table:table-cell>
          <table:table-cell table:formula="of:=IF([.A46]&lt;&gt;&quot;&quot;; [.B46] &amp; &quot; = JsonUtil.Get&quot; &amp; [.D46] &amp; &quot;Value(&quot; &amp; [.$B$1] &amp; &quot;, &quot;&quot;&quot; &amp; [.B46] &amp; &quot;&quot;&quot;)&quot;; &quot;&quot;)" office:value-type="string" office:string-value="enableArmorBreakNPC = JsonUtil.GetIntValue(configFile, &quot;enableArmorBreakNPC&quot;)" calcext:value-type="string">
            <text:p>enableArmorBreakNPC = JsonUtil.GetIntValue(configFile, "enableArmorBreakNPC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UnequipModeNPC</text:p>
          </table:table-cell>
          <table:table-cell/>
          <table:table-cell table:formula="of:=T(IF([.A47]=&quot;bool&quot;; &quot;Int&quot;; PROPER([.A47])))" office:value-type="string" office:string-value="Int" calcext:value-type="string">
            <text:p>Int</text:p>
          </table:table-cell>
          <table:table-cell table:formula="of:=T(IF([.A4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47]&lt;&gt;&quot;&quot;; &quot;JsonUtil.Set&quot; &amp; [.D47] &amp; &quot;Value(&quot; &amp; [.$B$1] &amp; &quot;, &quot;&quot;&quot; &amp; [.B47] &amp; &quot;&quot;&quot;, &quot; &amp; [.B47] &amp; [.E47] &amp; &quot;)&quot;; &quot;&quot;)" office:value-type="string" office:string-value="JsonUtil.SetIntValue(configFile, &quot;enableArmorUnequipModeNPC&quot;, enableArmorUnequipModeNPC as int)" calcext:value-type="string">
            <text:p>JsonUtil.SetIntValue(configFile, "enableArmorUnequipModeNPC", enableArmorUnequipModeNPC as int)</text:p>
          </table:table-cell>
          <table:table-cell table:formula="of:=IF([.A47]&lt;&gt;&quot;&quot;; [.B47] &amp; &quot; = JsonUtil.Get&quot; &amp; [.D47] &amp; &quot;Value(&quot; &amp; [.$B$1] &amp; &quot;, &quot;&quot;&quot; &amp; [.B47] &amp; &quot;&quot;&quot;)&quot;; &quot;&quot;)" office:value-type="string" office:string-value="enableArmorUnequipModeNPC = JsonUtil.GetIntValue(configFile, &quot;enableArmorUnequipModeNPC&quot;)" calcext:value-type="string">
            <text:p>enableArmorUnequipModeNPC = JsonUtil.GetIntValue(configFile, "enableArmorUnequipModeNPC")</text:p>
          </table:table-cell>
        </table:table-row>
        <table:table-row table:style-name="ro1">
          <table:table-cell table:number-columns-repeated="3"/>
          <table:table-cell table:formula="of:=T(IF([.A48]=&quot;bool&quot;; &quot;Int&quot;; PROPER([.A48])))">
            <text:p/>
          </table:table-cell>
          <table:table-cell table:formula="of:=T(IF([.A48]=&quot;bool&quot;;&quot; as int&quot;;&quot;&quot;))">
            <text:p/>
          </table:table-cell>
          <table:table-cell/>
          <table:table-cell table:formula="of:=IF([.A48]&lt;&gt;&quot;&quot;; &quot;JsonUtil.Set&quot; &amp; [.D48] &amp; &quot;Value(&quot; &amp; [.$B$1] &amp; &quot;, &quot;&quot;&quot; &amp; [.B48] &amp; &quot;&quot;&quot;, &quot; &amp; [.B48] &amp; [.E48] &amp; &quot;)&quot;; &quot;&quot;)">
            <text:p/>
          </table:table-cell>
          <table:table-cell table:formula="of:=IF([.A48]&lt;&gt;&quot;&quot;; [.B48] &amp; &quot; = JsonUtil.Get&quot; &amp; [.D48] &amp; &quot;Value(&quot; &amp; [.$B$1] &amp; &quot;, &quot;&quot;&quot; &amp; [.B48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NPC</text:p>
          </table:table-cell>
          <table:table-cell/>
          <table:table-cell table:formula="of:=T(IF([.A49]=&quot;bool&quot;; &quot;Int&quot;; PROPER([.A49])))" office:value-type="string" office:string-value="Int" calcext:value-type="string">
            <text:p>Int</text:p>
          </table:table-cell>
          <table:table-cell table:formula="of:=T(IF([.A49]=&quot;bool&quot;;&quot; as int&quot;;&quot;&quot;))">
            <text:p/>
          </table:table-cell>
          <table:table-cell/>
          <table:table-cell table:formula="of:=IF([.A49]&lt;&gt;&quot;&quot;; &quot;JsonUtil.Set&quot; &amp; [.D49] &amp; &quot;Value(&quot; &amp; [.$B$1] &amp; &quot;, &quot;&quot;&quot; &amp; [.B49] &amp; &quot;&quot;&quot;, &quot; &amp; [.B49] &amp; [.E49] &amp; &quot;)&quot;; &quot;&quot;)" office:value-type="string" office:string-value="JsonUtil.SetIntValue(configFile, &quot;armorBreakChanceClothNPC&quot;, armorBreakChanceClothNPC)" calcext:value-type="string">
            <text:p>JsonUtil.SetIntValue(configFile, "armorBreakChanceClothNPC", armorBreakChanceClothNPC)</text:p>
          </table:table-cell>
          <table:table-cell table:formula="of:=IF([.A49]&lt;&gt;&quot;&quot;; [.B49] &amp; &quot; = JsonUtil.Get&quot; &amp; [.D49] &amp; &quot;Value(&quot; &amp; [.$B$1] &amp; &quot;, &quot;&quot;&quot; &amp; [.B49] &amp; &quot;&quot;&quot;)&quot;; &quot;&quot;)" office:value-type="string" office:string-value="armorBreakChanceClothNPC = JsonUtil.GetIntValue(configFile, &quot;armorBreakChanceClothNPC&quot;)" calcext:value-type="string">
            <text:p>armorBreakChanceClothNPC = JsonUtil.GetIntValue(configFile, "armorBreakChanceCloth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NPC</text:p>
          </table:table-cell>
          <table:table-cell/>
          <table:table-cell table:formula="of:=T(IF([.A50]=&quot;bool&quot;; &quot;Int&quot;; PROPER([.A50])))" office:value-type="string" office:string-value="Int" calcext:value-type="string">
            <text:p>Int</text:p>
          </table:table-cell>
          <table:table-cell table:formula="of:=T(IF([.A50]=&quot;bool&quot;;&quot; as int&quot;;&quot;&quot;))">
            <text:p/>
          </table:table-cell>
          <table:table-cell/>
          <table:table-cell table:formula="of:=IF([.A50]&lt;&gt;&quot;&quot;; &quot;JsonUtil.Set&quot; &amp; [.D50] &amp; &quot;Value(&quot; &amp; [.$B$1] &amp; &quot;, &quot;&quot;&quot; &amp; [.B50] &amp; &quot;&quot;&quot;, &quot; &amp; [.B50] &amp; [.E50] &amp; &quot;)&quot;; &quot;&quot;)" office:value-type="string" office:string-value="JsonUtil.SetIntValue(configFile, &quot;armorBreakChanceLightArmorNPC&quot;, armorBreakChanceLightArmorNPC)" calcext:value-type="string">
            <text:p>JsonUtil.SetIntValue(configFile, "armorBreakChanceLightArmorNPC", armorBreakChanceLightArmorNPC)</text:p>
          </table:table-cell>
          <table:table-cell table:formula="of:=IF([.A50]&lt;&gt;&quot;&quot;; [.B50] &amp; &quot; = JsonUtil.Get&quot; &amp; [.D50] &amp; &quot;Value(&quot; &amp; [.$B$1] &amp; &quot;, &quot;&quot;&quot; &amp; [.B50] &amp; &quot;&quot;&quot;)&quot;; &quot;&quot;)" office:value-type="string" office:string-value="armorBreakChanceLightArmorNPC = JsonUtil.GetIntValue(configFile, &quot;armorBreakChanceLightArmorNPC&quot;)" calcext:value-type="string">
            <text:p>armorBreakChanceLightArmorNPC = JsonUtil.GetIntValue(configFile, "armorBreakChanceLightArmor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NPC</text:p>
          </table:table-cell>
          <table:table-cell/>
          <table:table-cell table:formula="of:=T(IF([.A51]=&quot;bool&quot;; &quot;Int&quot;; PROPER([.A51])))" office:value-type="string" office:string-value="Int" calcext:value-type="string">
            <text:p>Int</text:p>
          </table:table-cell>
          <table:table-cell table:formula="of:=T(IF([.A51]=&quot;bool&quot;;&quot; as int&quot;;&quot;&quot;))">
            <text:p/>
          </table:table-cell>
          <table:table-cell/>
          <table:table-cell table:formula="of:=IF([.A51]&lt;&gt;&quot;&quot;; &quot;JsonUtil.Set&quot; &amp; [.D51] &amp; &quot;Value(&quot; &amp; [.$B$1] &amp; &quot;, &quot;&quot;&quot; &amp; [.B51] &amp; &quot;&quot;&quot;, &quot; &amp; [.B51] &amp; [.E51] &amp; &quot;)&quot;; &quot;&quot;)" office:value-type="string" office:string-value="JsonUtil.SetIntValue(configFile, &quot;armorBreakChanceHeavyArmorNPC&quot;, armorBreakChanceHeavyArmorNPC)" calcext:value-type="string">
            <text:p>JsonUtil.SetIntValue(configFile, "armorBreakChanceHeavyArmorNPC", armorBreakChanceHeavyArmorNPC)</text:p>
          </table:table-cell>
          <table:table-cell table:formula="of:=IF([.A51]&lt;&gt;&quot;&quot;; [.B51] &amp; &quot; = JsonUtil.Get&quot; &amp; [.D51] &amp; &quot;Value(&quot; &amp; [.$B$1] &amp; &quot;, &quot;&quot;&quot; &amp; [.B51] &amp; &quot;&quot;&quot;)&quot;; &quot;&quot;)" office:value-type="string" office:string-value="armorBreakChanceHeavyArmorNPC = JsonUtil.GetIntValue(configFile, &quot;armorBreakChanceHeavyArmorNPC&quot;)" calcext:value-type="string">
            <text:p>armorBreakChanceHeavyArmorNPC = JsonUtil.GetIntValue(configFile, "armorBreakChanceHeavyArmor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NPCPA</text:p>
          </table:table-cell>
          <table:table-cell/>
          <table:table-cell table:formula="of:=T(IF([.A52]=&quot;bool&quot;; &quot;Int&quot;; PROPER([.A52])))" office:value-type="string" office:string-value="Int" calcext:value-type="string">
            <text:p>Int</text:p>
          </table:table-cell>
          <table:table-cell table:formula="of:=T(IF([.A52]=&quot;bool&quot;;&quot; as int&quot;;&quot;&quot;))">
            <text:p/>
          </table:table-cell>
          <table:table-cell/>
          <table:table-cell table:formula="of:=IF([.A52]&lt;&gt;&quot;&quot;; &quot;JsonUtil.Set&quot; &amp; [.D52] &amp; &quot;Value(&quot; &amp; [.$B$1] &amp; &quot;, &quot;&quot;&quot; &amp; [.B52] &amp; &quot;&quot;&quot;, &quot; &amp; [.B52] &amp; [.E52] &amp; &quot;)&quot;; &quot;&quot;)" office:value-type="string" office:string-value="JsonUtil.SetIntValue(configFile, &quot;armorBreakChanceClothNPCPA&quot;, armorBreakChanceClothNPCPA)" calcext:value-type="string">
            <text:p>JsonUtil.SetIntValue(configFile, "armorBreakChanceClothNPCPA", armorBreakChanceClothNPCPA)</text:p>
          </table:table-cell>
          <table:table-cell table:formula="of:=IF([.A52]&lt;&gt;&quot;&quot;; [.B52] &amp; &quot; = JsonUtil.Get&quot; &amp; [.D52] &amp; &quot;Value(&quot; &amp; [.$B$1] &amp; &quot;, &quot;&quot;&quot; &amp; [.B52] &amp; &quot;&quot;&quot;)&quot;; &quot;&quot;)" office:value-type="string" office:string-value="armorBreakChanceClothNPCPA = JsonUtil.GetIntValue(configFile, &quot;armorBreakChanceClothNPCPA&quot;)" calcext:value-type="string">
            <text:p>armorBreakChanceClothNPCPA = JsonUtil.GetIntValue(configFile, "armorBreakChanceCloth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NPCPA</text:p>
          </table:table-cell>
          <table:table-cell/>
          <table:table-cell table:formula="of:=T(IF([.A53]=&quot;bool&quot;; &quot;Int&quot;; PROPER([.A53])))" office:value-type="string" office:string-value="Int" calcext:value-type="string">
            <text:p>Int</text:p>
          </table:table-cell>
          <table:table-cell table:formula="of:=T(IF([.A53]=&quot;bool&quot;;&quot; as int&quot;;&quot;&quot;))">
            <text:p/>
          </table:table-cell>
          <table:table-cell/>
          <table:table-cell table:formula="of:=IF([.A53]&lt;&gt;&quot;&quot;; &quot;JsonUtil.Set&quot; &amp; [.D53] &amp; &quot;Value(&quot; &amp; [.$B$1] &amp; &quot;, &quot;&quot;&quot; &amp; [.B53] &amp; &quot;&quot;&quot;, &quot; &amp; [.B53] &amp; [.E53] &amp; &quot;)&quot;; &quot;&quot;)" office:value-type="string" office:string-value="JsonUtil.SetIntValue(configFile, &quot;armorBreakChanceLightArmorNPCPA&quot;, armorBreakChanceLightArmorNPCPA)" calcext:value-type="string">
            <text:p>JsonUtil.SetIntValue(configFile, "armorBreakChanceLightArmorNPCPA", armorBreakChanceLightArmorNPCPA)</text:p>
          </table:table-cell>
          <table:table-cell table:formula="of:=IF([.A53]&lt;&gt;&quot;&quot;; [.B53] &amp; &quot; = JsonUtil.Get&quot; &amp; [.D53] &amp; &quot;Value(&quot; &amp; [.$B$1] &amp; &quot;, &quot;&quot;&quot; &amp; [.B53] &amp; &quot;&quot;&quot;)&quot;; &quot;&quot;)" office:value-type="string" office:string-value="armorBreakChanceLightArmorNPCPA = JsonUtil.GetIntValue(configFile, &quot;armorBreakChanceLightArmorNPCPA&quot;)" calcext:value-type="string">
            <text:p>armorBreakChanceLightArmorNPCPA = JsonUtil.GetIntValue(configFile, "armorBreakChanceLightArmor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NPCPA</text:p>
          </table:table-cell>
          <table:table-cell/>
          <table:table-cell table:formula="of:=T(IF([.A54]=&quot;bool&quot;; &quot;Int&quot;; PROPER([.A54])))" office:value-type="string" office:string-value="Int" calcext:value-type="string">
            <text:p>Int</text:p>
          </table:table-cell>
          <table:table-cell table:formula="of:=T(IF([.A54]=&quot;bool&quot;;&quot; as int&quot;;&quot;&quot;))">
            <text:p/>
          </table:table-cell>
          <table:table-cell/>
          <table:table-cell table:formula="of:=IF([.A54]&lt;&gt;&quot;&quot;; &quot;JsonUtil.Set&quot; &amp; [.D54] &amp; &quot;Value(&quot; &amp; [.$B$1] &amp; &quot;, &quot;&quot;&quot; &amp; [.B54] &amp; &quot;&quot;&quot;, &quot; &amp; [.B54] &amp; [.E54] &amp; &quot;)&quot;; &quot;&quot;)" office:value-type="string" office:string-value="JsonUtil.SetIntValue(configFile, &quot;armorBreakChanceHeavyArmorNPCPA&quot;, armorBreakChanceHeavyArmorNPCPA)" calcext:value-type="string">
            <text:p>JsonUtil.SetIntValue(configFile, "armorBreakChanceHeavyArmorNPCPA", armorBreakChanceHeavyArmorNPCPA)</text:p>
          </table:table-cell>
          <table:table-cell table:formula="of:=IF([.A54]&lt;&gt;&quot;&quot;; [.B54] &amp; &quot; = JsonUtil.Get&quot; &amp; [.D54] &amp; &quot;Value(&quot; &amp; [.$B$1] &amp; &quot;, &quot;&quot;&quot; &amp; [.B54] &amp; &quot;&quot;&quot;)&quot;; &quot;&quot;)" office:value-type="string" office:string-value="armorBreakChanceHeavyArmorNPCPA = JsonUtil.GetIntValue(configFile, &quot;armorBreakChanceHeavyArmorNPCPA&quot;)" calcext:value-type="string">
            <text:p>armorBreakChanceHeavyArmorNPCPA = JsonUtil.GetIntValue(configFile, "armorBreakChanceHeavyArmorNPCPA")</text:p>
          </table:table-cell>
        </table:table-row>
        <table:table-row table:style-name="ro1">
          <table:table-cell table:number-columns-repeated="3"/>
          <table:table-cell table:formula="of:=T(IF([.A55]=&quot;bool&quot;; &quot;Int&quot;; PROPER([.A55])))">
            <text:p/>
          </table:table-cell>
          <table:table-cell table:formula="of:=T(IF([.A55]=&quot;bool&quot;;&quot; as int&quot;;&quot;&quot;))">
            <text:p/>
          </table:table-cell>
          <table:table-cell/>
          <table:table-cell table:formula="of:=IF([.A55]&lt;&gt;&quot;&quot;; &quot;JsonUtil.Set&quot; &amp; [.D55] &amp; &quot;Value(&quot; &amp; [.$B$1] &amp; &quot;, &quot;&quot;&quot; &amp; [.B55] &amp; &quot;&quot;&quot;, &quot; &amp; [.B55] &amp; [.E55] &amp; &quot;)&quot;; &quot;&quot;)">
            <text:p/>
          </table:table-cell>
          <table:table-cell table:formula="of:=IF([.A55]&lt;&gt;&quot;&quot;; [.B55] &amp; &quot; = JsonUtil.Get&quot; &amp; [.D55] &amp; &quot;Value(&quot; &amp; [.$B$1] &amp; &quot;, &quot;&quot;&quot; &amp; [.B55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Regist</text:p>
          </table:table-cell>
          <table:table-cell/>
          <table:table-cell table:formula="of:=T(IF([.A56]=&quot;bool&quot;; &quot;Int&quot;; PROPER([.A56])))" office:value-type="string" office:string-value="Int" calcext:value-type="string">
            <text:p>Int</text:p>
          </table:table-cell>
          <table:table-cell table:formula="of:=T(IF([.A56]=&quot;bool&quot;;&quot; as int&quot;;&quot;&quot;))">
            <text:p/>
          </table:table-cell>
          <table:table-cell/>
          <table:table-cell table:formula="of:=IF([.A56]&lt;&gt;&quot;&quot;; &quot;JsonUtil.Set&quot; &amp; [.D56] &amp; &quot;Value(&quot; &amp; [.$B$1] &amp; &quot;, &quot;&quot;&quot; &amp; [.B56] &amp; &quot;&quot;&quot;, &quot; &amp; [.B56] &amp; [.E56] &amp; &quot;)&quot;; &quot;&quot;)" office:value-type="string" office:string-value="JsonUtil.SetIntValue(configFile, &quot;keyCodeRegist&quot;, keyCodeRegist)" calcext:value-type="string">
            <text:p>JsonUtil.SetIntValue(configFile, "keyCodeRegist", keyCodeRegist)</text:p>
          </table:table-cell>
          <table:table-cell table:formula="of:=IF([.A56]&lt;&gt;&quot;&quot;; [.B56] &amp; &quot; = JsonUtil.Get&quot; &amp; [.D56] &amp; &quot;Value(&quot; &amp; [.$B$1] &amp; &quot;, &quot;&quot;&quot; &amp; [.B56] &amp; &quot;&quot;&quot;)&quot;; &quot;&quot;)" office:value-type="string" office:string-value="keyCodeRegist = JsonUtil.GetIntValue(configFile, &quot;keyCodeRegist&quot;)" calcext:value-type="string">
            <text:p>keyCodeRegist = JsonUtil.GetIntValue(configFile, "keyCodeRegis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Help</text:p>
          </table:table-cell>
          <table:table-cell/>
          <table:table-cell table:formula="of:=T(IF([.A57]=&quot;bool&quot;; &quot;Int&quot;; PROPER([.A57])))" office:value-type="string" office:string-value="Int" calcext:value-type="string">
            <text:p>Int</text:p>
          </table:table-cell>
          <table:table-cell table:formula="of:=T(IF([.A57]=&quot;bool&quot;;&quot; as int&quot;;&quot;&quot;))">
            <text:p/>
          </table:table-cell>
          <table:table-cell/>
          <table:table-cell table:formula="of:=IF([.A57]&lt;&gt;&quot;&quot;; &quot;JsonUtil.Set&quot; &amp; [.D57] &amp; &quot;Value(&quot; &amp; [.$B$1] &amp; &quot;, &quot;&quot;&quot; &amp; [.B57] &amp; &quot;&quot;&quot;, &quot; &amp; [.B57] &amp; [.E57] &amp; &quot;)&quot;; &quot;&quot;)" office:value-type="string" office:string-value="JsonUtil.SetIntValue(configFile, &quot;keyCodeHelp&quot;, keyCodeHelp)" calcext:value-type="string">
            <text:p>JsonUtil.SetIntValue(configFile, "keyCodeHelp", keyCodeHelp)</text:p>
          </table:table-cell>
          <table:table-cell table:formula="of:=IF([.A57]&lt;&gt;&quot;&quot;; [.B57] &amp; &quot; = JsonUtil.Get&quot; &amp; [.D57] &amp; &quot;Value(&quot; &amp; [.$B$1] &amp; &quot;, &quot;&quot;&quot; &amp; [.B57] &amp; &quot;&quot;&quot;)&quot;; &quot;&quot;)" office:value-type="string" office:string-value="keyCodeHelp = JsonUtil.GetIntValue(configFile, &quot;keyCodeHelp&quot;)" calcext:value-type="string">
            <text:p>keyCodeHelp = JsonUtil.GetIntValue(configFile, "keyCodeHelp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Submit</text:p>
          </table:table-cell>
          <table:table-cell/>
          <table:table-cell table:formula="of:=T(IF([.A58]=&quot;bool&quot;; &quot;Int&quot;; PROPER([.A58])))" office:value-type="string" office:string-value="Int" calcext:value-type="string">
            <text:p>Int</text:p>
          </table:table-cell>
          <table:table-cell table:formula="of:=T(IF([.A58]=&quot;bool&quot;;&quot; as int&quot;;&quot;&quot;))">
            <text:p/>
          </table:table-cell>
          <table:table-cell/>
          <table:table-cell table:formula="of:=IF([.A58]&lt;&gt;&quot;&quot;; &quot;JsonUtil.Set&quot; &amp; [.D58] &amp; &quot;Value(&quot; &amp; [.$B$1] &amp; &quot;, &quot;&quot;&quot; &amp; [.B58] &amp; &quot;&quot;&quot;, &quot; &amp; [.B58] &amp; [.E58] &amp; &quot;)&quot;; &quot;&quot;)" office:value-type="string" office:string-value="JsonUtil.SetIntValue(configFile, &quot;keyCodeSubmit&quot;, keyCodeSubmit)" calcext:value-type="string">
            <text:p>JsonUtil.SetIntValue(configFile, "keyCodeSubmit", keyCodeSubmit)</text:p>
          </table:table-cell>
          <table:table-cell table:formula="of:=IF([.A58]&lt;&gt;&quot;&quot;; [.B58] &amp; &quot; = JsonUtil.Get&quot; &amp; [.D58] &amp; &quot;Value(&quot; &amp; [.$B$1] &amp; &quot;, &quot;&quot;&quot; &amp; [.B58] &amp; &quot;&quot;&quot;)&quot;; &quot;&quot;)" office:value-type="string" office:string-value="keyCodeSubmit = JsonUtil.GetIntValue(configFile, &quot;keyCodeSubmit&quot;)" calcext:value-type="string">
            <text:p>keyCodeSubmit = JsonUtil.GetIntValue(configFile, "keyCodeSubmit")</text:p>
          </table:table-cell>
        </table:table-row>
        <table:table-row table:style-name="ro1">
          <table:table-cell table:number-columns-repeated="3"/>
          <table:table-cell table:formula="of:=T(IF([.A59]=&quot;bool&quot;; &quot;Int&quot;; PROPER([.A59])))">
            <text:p/>
          </table:table-cell>
          <table:table-cell table:formula="of:=T(IF([.A59]=&quot;bool&quot;;&quot; as int&quot;;&quot;&quot;))">
            <text:p/>
          </table:table-cell>
          <table:table-cell/>
          <table:table-cell table:formula="of:=IF([.A59]&lt;&gt;&quot;&quot;; &quot;JsonUtil.Set&quot; &amp; [.D59] &amp; &quot;Value(&quot; &amp; [.$B$1] &amp; &quot;, &quot;&quot;&quot; &amp; [.B59] &amp; &quot;&quot;&quot;, &quot; &amp; [.B59] &amp; [.E59] &amp; &quot;)&quot;; &quot;&quot;)">
            <text:p/>
          </table:table-cell>
          <table:table-cell table:formula="of:=IF([.A59]&lt;&gt;&quot;&quot;; [.B59] &amp; &quot; = JsonUtil.Get&quot; &amp; [.D59] &amp; &quot;Value(&quot; &amp; [.$B$1] &amp; &quot;, &quot;&quot;&quot; &amp; [.B59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WeCantDieSupport</text:p>
          </table:table-cell>
          <table:table-cell/>
          <table:table-cell table:formula="of:=T(IF([.A60]=&quot;bool&quot;; &quot;Int&quot;; PROPER([.A60])))" office:value-type="string" office:string-value="Int" calcext:value-type="string">
            <text:p>Int</text:p>
          </table:table-cell>
          <table:table-cell table:formula="of:=T(IF([.A60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0]&lt;&gt;&quot;&quot;; &quot;JsonUtil.Set&quot; &amp; [.D60] &amp; &quot;Value(&quot; &amp; [.$B$1] &amp; &quot;, &quot;&quot;&quot; &amp; [.B60] &amp; &quot;&quot;&quot;, &quot; &amp; [.B60] &amp; [.E60] &amp; &quot;)&quot;; &quot;&quot;)" office:value-type="string" office:string-value="JsonUtil.SetIntValue(configFile, &quot;enableWeCantDieSupport&quot;, enableWeCantDieSupport as int)" calcext:value-type="string">
            <text:p>JsonUtil.SetIntValue(configFile, "enableWeCantDieSupport", enableWeCantDieSupport as int)</text:p>
          </table:table-cell>
          <table:table-cell table:formula="of:=IF([.A60]&lt;&gt;&quot;&quot;; [.B60] &amp; &quot; = JsonUtil.Get&quot; &amp; [.D60] &amp; &quot;Value(&quot; &amp; [.$B$1] &amp; &quot;, &quot;&quot;&quot; &amp; [.B60] &amp; &quot;&quot;&quot;)&quot;; &quot;&quot;)" office:value-type="string" office:string-value="enableWeCantDieSupport = JsonUtil.GetIntValue(configFile, &quot;enableWeCantDieSupport&quot;)" calcext:value-type="string">
            <text:p>enableWeCantDieSupport = JsonUtil.GetIntValue(configFile, "enableWeCantDieSuppor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eCantDieChance</text:p>
          </table:table-cell>
          <table:table-cell/>
          <table:table-cell table:formula="of:=T(IF([.A61]=&quot;bool&quot;; &quot;Int&quot;; PROPER([.A61])))" office:value-type="string" office:string-value="Int" calcext:value-type="string">
            <text:p>Int</text:p>
          </table:table-cell>
          <table:table-cell table:formula="of:=T(IF([.A61]=&quot;bool&quot;;&quot; as int&quot;;&quot;&quot;))">
            <text:p/>
          </table:table-cell>
          <table:table-cell/>
          <table:table-cell table:formula="of:=IF([.A61]&lt;&gt;&quot;&quot;; &quot;JsonUtil.Set&quot; &amp; [.D61] &amp; &quot;Value(&quot; &amp; [.$B$1] &amp; &quot;, &quot;&quot;&quot; &amp; [.B61] &amp; &quot;&quot;&quot;, &quot; &amp; [.B61] &amp; [.E61] &amp; &quot;)&quot;; &quot;&quot;)" office:value-type="string" office:string-value="JsonUtil.SetIntValue(configFile, &quot;weCantDieChance&quot;, weCantDieChance)" calcext:value-type="string">
            <text:p>JsonUtil.SetIntValue(configFile, "weCantDieChance", weCantDieChance)</text:p>
          </table:table-cell>
          <table:table-cell table:formula="of:=IF([.A61]&lt;&gt;&quot;&quot;; [.B61] &amp; &quot; = JsonUtil.Get&quot; &amp; [.D61] &amp; &quot;Value(&quot; &amp; [.$B$1] &amp; &quot;, &quot;&quot;&quot; &amp; [.B61] &amp; &quot;&quot;&quot;)&quot;; &quot;&quot;)" office:value-type="string" office:string-value="weCantDieChance = JsonUtil.GetIntValue(configFile, &quot;weCantDieChance&quot;)" calcext:value-type="string">
            <text:p>weCantDieChance = JsonUtil.GetIntValue(configFile, "weCantDieChanc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SimpleSlaverySupport</text:p>
          </table:table-cell>
          <table:table-cell/>
          <table:table-cell table:formula="of:=T(IF([.A62]=&quot;bool&quot;; &quot;Int&quot;; PROPER([.A62])))" office:value-type="string" office:string-value="Int" calcext:value-type="string">
            <text:p>Int</text:p>
          </table:table-cell>
          <table:table-cell table:formula="of:=T(IF([.A6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2]&lt;&gt;&quot;&quot;; &quot;JsonUtil.Set&quot; &amp; [.D62] &amp; &quot;Value(&quot; &amp; [.$B$1] &amp; &quot;, &quot;&quot;&quot; &amp; [.B62] &amp; &quot;&quot;&quot;, &quot; &amp; [.B62] &amp; [.E62] &amp; &quot;)&quot;; &quot;&quot;)" office:value-type="string" office:string-value="JsonUtil.SetIntValue(configFile, &quot;enableSimpleSlaverySupport&quot;, enableSimpleSlaverySupport as int)" calcext:value-type="string">
            <text:p>JsonUtil.SetIntValue(configFile, "enableSimpleSlaverySupport", enableSimpleSlaverySupport as int)</text:p>
          </table:table-cell>
          <table:table-cell table:formula="of:=IF([.A62]&lt;&gt;&quot;&quot;; [.B62] &amp; &quot; = JsonUtil.Get&quot; &amp; [.D62] &amp; &quot;Value(&quot; &amp; [.$B$1] &amp; &quot;, &quot;&quot;&quot; &amp; [.B62] &amp; &quot;&quot;&quot;)&quot;; &quot;&quot;)" office:value-type="string" office:string-value="enableSimpleSlaverySupport = JsonUtil.GetIntValue(configFile, &quot;enableSimpleSlaverySupport&quot;)" calcext:value-type="string">
            <text:p>enableSimpleSlaverySupport = JsonUtil.GetIntValue(configFile, "enableSimpleSlaverySuppor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impleSlaveryChance</text:p>
          </table:table-cell>
          <table:table-cell/>
          <table:table-cell table:formula="of:=T(IF([.A63]=&quot;bool&quot;; &quot;Int&quot;; PROPER([.A63])))" office:value-type="string" office:string-value="Int" calcext:value-type="string">
            <text:p>Int</text:p>
          </table:table-cell>
          <table:table-cell table:formula="of:=T(IF([.A63]=&quot;bool&quot;;&quot; as int&quot;;&quot;&quot;))">
            <text:p/>
          </table:table-cell>
          <table:table-cell/>
          <table:table-cell table:formula="of:=IF([.A63]&lt;&gt;&quot;&quot;; &quot;JsonUtil.Set&quot; &amp; [.D63] &amp; &quot;Value(&quot; &amp; [.$B$1] &amp; &quot;, &quot;&quot;&quot; &amp; [.B63] &amp; &quot;&quot;&quot;, &quot; &amp; [.B63] &amp; [.E63] &amp; &quot;)&quot;; &quot;&quot;)" office:value-type="string" office:string-value="JsonUtil.SetIntValue(configFile, &quot;simpleSlaveryChance&quot;, simpleSlaveryChance)" calcext:value-type="string">
            <text:p>JsonUtil.SetIntValue(configFile, "simpleSlaveryChance", simpleSlaveryChance)</text:p>
          </table:table-cell>
          <table:table-cell table:formula="of:=IF([.A63]&lt;&gt;&quot;&quot;; [.B63] &amp; &quot; = JsonUtil.Get&quot; &amp; [.D63] &amp; &quot;Value(&quot; &amp; [.$B$1] &amp; &quot;, &quot;&quot;&quot; &amp; [.B63] &amp; &quot;&quot;&quot;)&quot;; &quot;&quot;)" office:value-type="string" office:string-value="simpleSlaveryChance = JsonUtil.GetIntValue(configFile, &quot;simpleSlaveryChance&quot;)" calcext:value-type="string">
            <text:p>simpleSlaveryChance = JsonUtil.GetIntValue(configFile, "simpleSlaveryChanc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UtilOneSupport</text:p>
          </table:table-cell>
          <table:table-cell/>
          <table:table-cell table:formula="of:=T(IF([.A64]=&quot;bool&quot;; &quot;Int&quot;; PROPER([.A64])))" office:value-type="string" office:string-value="Int" calcext:value-type="string">
            <text:p>Int</text:p>
          </table:table-cell>
          <table:table-cell table:formula="of:=T(IF([.A64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4]&lt;&gt;&quot;&quot;; &quot;JsonUtil.Set&quot; &amp; [.D64] &amp; &quot;Value(&quot; &amp; [.$B$1] &amp; &quot;, &quot;&quot;&quot; &amp; [.B64] &amp; &quot;&quot;&quot;, &quot; &amp; [.B64] &amp; [.E64] &amp; &quot;)&quot;; &quot;&quot;)" office:value-type="string" office:string-value="JsonUtil.SetIntValue(configFile, &quot;enableUtilOneSupport&quot;, enableUtilOneSupport as int)" calcext:value-type="string">
            <text:p>JsonUtil.SetIntValue(configFile, "enableUtilOneSupport", enableUtilOneSupport as int)</text:p>
          </table:table-cell>
          <table:table-cell table:formula="of:=IF([.A64]&lt;&gt;&quot;&quot;; [.B64] &amp; &quot; = JsonUtil.Get&quot; &amp; [.D64] &amp; &quot;Value(&quot; &amp; [.$B$1] &amp; &quot;, &quot;&quot;&quot; &amp; [.B64] &amp; &quot;&quot;&quot;)&quot;; &quot;&quot;)" office:value-type="string" office:string-value="enableUtilOneSupport = JsonUtil.GetIntValue(configFile, &quot;enableUtilOneSupport&quot;)" calcext:value-type="string">
            <text:p>enableUtilOneSupport = JsonUtil.GetIntValue(configFile, "enableUtilOneSuppor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DrippingWASupport</text:p>
          </table:table-cell>
          <table:table-cell/>
          <table:table-cell table:formula="of:=T(IF([.A65]=&quot;bool&quot;; &quot;Int&quot;; PROPER([.A65])))" office:value-type="string" office:string-value="Int" calcext:value-type="string">
            <text:p>Int</text:p>
          </table:table-cell>
          <table:table-cell table:formula="of:=T(IF([.A6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5]&lt;&gt;&quot;&quot;; &quot;JsonUtil.Set&quot; &amp; [.D65] &amp; &quot;Value(&quot; &amp; [.$B$1] &amp; &quot;, &quot;&quot;&quot; &amp; [.B65] &amp; &quot;&quot;&quot;, &quot; &amp; [.B65] &amp; [.E65] &amp; &quot;)&quot;; &quot;&quot;)" office:value-type="string" office:string-value="JsonUtil.SetIntValue(configFile, &quot;enableDrippingWASupport&quot;, enableDrippingWASupport as int)" calcext:value-type="string">
            <text:p>JsonUtil.SetIntValue(configFile, "enableDrippingWASupport", enableDrippingWASupport as int)</text:p>
          </table:table-cell>
          <table:table-cell table:formula="of:=IF([.A65]&lt;&gt;&quot;&quot;; [.B65] &amp; &quot; = JsonUtil.Get&quot; &amp; [.D65] &amp; &quot;Value(&quot; &amp; [.$B$1] &amp; &quot;, &quot;&quot;&quot; &amp; [.B65] &amp; &quot;&quot;&quot;)&quot;; &quot;&quot;)" office:value-type="string" office:string-value="enableDrippingWASupport = JsonUtil.GetIntValue(configFile, &quot;enableDrippingWASupport&quot;)" calcext:value-type="string">
            <text:p>enableDrippingWASupport = JsonUtil.GetIntValue(configFile, "enableDrippingWASuppor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xtraNakedScript</text:p>
          </table:table-cell>
          <table:table-cell/>
          <table:table-cell table:formula="of:=T(IF([.A66]=&quot;bool&quot;; &quot;Int&quot;; PROPER([.A66])))" office:value-type="string" office:string-value="Int" calcext:value-type="string">
            <text:p>Int</text:p>
          </table:table-cell>
          <table:table-cell table:formula="of:=T(IF([.A6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6]&lt;&gt;&quot;&quot;; &quot;JsonUtil.Set&quot; &amp; [.D66] &amp; &quot;Value(&quot; &amp; [.$B$1] &amp; &quot;, &quot;&quot;&quot; &amp; [.B66] &amp; &quot;&quot;&quot;, &quot; &amp; [.B66] &amp; [.E66] &amp; &quot;)&quot;; &quot;&quot;)" office:value-type="string" office:string-value="JsonUtil.SetIntValue(configFile, &quot;enableExtraNakedScript&quot;, enableExtraNakedScript as int)" calcext:value-type="string">
            <text:p>JsonUtil.SetIntValue(configFile, "enableExtraNakedScript", enableExtraNakedScript as int)</text:p>
          </table:table-cell>
          <table:table-cell table:formula="of:=IF([.A66]&lt;&gt;&quot;&quot;; [.B66] &amp; &quot; = JsonUtil.Get&quot; &amp; [.D66] &amp; &quot;Value(&quot; &amp; [.$B$1] &amp; &quot;, &quot;&quot;&quot; &amp; [.B66] &amp; &quot;&quot;&quot;)&quot;; &quot;&quot;)" office:value-type="string" office:string-value="enableExtraNakedScript = JsonUtil.GetIntValue(configFile, &quot;enableExtraNakedScript&quot;)" calcext:value-type="string">
            <text:p>enableExtraNakedScript = JsonUtil.GetIntValue(configFile, "enableExtraNakedScrip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SendOrgasm</text:p>
          </table:table-cell>
          <table:table-cell/>
          <table:table-cell table:formula="of:=T(IF([.A67]=&quot;bool&quot;; &quot;Int&quot;; PROPER([.A67])))" office:value-type="string" office:string-value="Int" calcext:value-type="string">
            <text:p>Int</text:p>
          </table:table-cell>
          <table:table-cell table:formula="of:=T(IF([.A6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7]&lt;&gt;&quot;&quot;; &quot;JsonUtil.Set&quot; &amp; [.D67] &amp; &quot;Value(&quot; &amp; [.$B$1] &amp; &quot;, &quot;&quot;&quot; &amp; [.B67] &amp; &quot;&quot;&quot;, &quot; &amp; [.B67] &amp; [.E67] &amp; &quot;)&quot;; &quot;&quot;)" office:value-type="string" office:string-value="JsonUtil.SetIntValue(configFile, &quot;enableSendOrgasm&quot;, enableSendOrgasm as int)" calcext:value-type="string">
            <text:p>JsonUtil.SetIntValue(configFile, "enableSendOrgasm", enableSendOrgasm as int)</text:p>
          </table:table-cell>
          <table:table-cell table:formula="of:=IF([.A67]&lt;&gt;&quot;&quot;; [.B67] &amp; &quot; = JsonUtil.Get&quot; &amp; [.D67] &amp; &quot;Value(&quot; &amp; [.$B$1] &amp; &quot;, &quot;&quot;&quot; &amp; [.B67] &amp; &quot;&quot;&quot;)&quot;; &quot;&quot;)" office:value-type="string" office:string-value="enableSendOrgasm = JsonUtil.GetIntValue(configFile, &quot;enableSendOrgasm&quot;)" calcext:value-type="string">
            <text:p>enableSendOrgasm = JsonUtil.GetIntValue(configFile, "enableSendOrgasm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00/00/00</text:date>, <text:time style:data-style-name="N2" text:time-value="20:18:29.77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23T21:04:41.731000000</dc:date>
    <meta:editing-duration>PT44M41S</meta:editing-duration>
    <meta:editing-cycles>2</meta:editing-cycles>
    <meta:generator>LibreOffice/6.3.5.2$Windows_X86_64 LibreOffice_project/dd0751754f11728f69b42ee2af66670068624673</meta:generator>
    <meta:document-statistic meta:table-count="1" meta:cell-count="361" meta:object-count="0"/>
  </office:meta>
</office:document-meta>
</file>